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12ff" officeooo:paragraph-rsid="000912ff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officeooo:rsid="00073c83" officeooo:paragraph-rsid="00073c83"/>
    </style:style>
    <style:style style:name="P4" style:family="paragraph" style:parent-style-name="Text_20_body">
      <style:text-properties fo:language="ru" fo:country="RU" officeooo:paragraph-rsid="00073c83"/>
    </style:style>
    <style:style style:name="P5" style:family="paragraph" style:parent-style-name="Text_20_body">
      <style:text-properties fo:language="ru" fo:country="RU" officeooo:rsid="000912ff" officeooo:paragraph-rsid="000912ff"/>
    </style:style>
    <style:style style:name="P6" style:family="paragraph" style:parent-style-name="Text_20_body">
      <style:paragraph-properties fo:margin-left="0in" fo:margin-right="1.0154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.3272in" fo:margin-right="0.3075in" fo:margin-top="0.2319in" fo:margin-bottom="0in" loext:contextual-spacing="false" fo:line-height="128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.4047in" fo:margin-right="0in" fo:margin-top="0.3846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4008in" fo:margin-right="0in" fo:margin-top="0.211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.4in" fo:margin-right="0in" fo:margin-top="0.2217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4508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.2217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in" fo:margin-right="0.0083in" fo:margin-top="2.452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0in" fo:margin-right="0.0256in" fo:margin-top="0.002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0in" fo:margin-right="0.0228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0in" fo:margin-right="0.0154in" fo:margin-top="0.002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0in" fo:margin-right="0.0244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paragraph-rsid="00073c83" style:text-blinking="false" fo:background-color="transparent"/>
    </style:style>
    <style:style style:name="P18" style:family="paragraph" style:parent-style-name="Text_20_body">
      <style:paragraph-properties fo:margin-left="0in" fo:margin-right="0.0244in" fo:margin-top="0in" fo:margin-bottom="0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paragraph-rsid="00073c83" style:text-blinking="false" fo:background-color="transparent"/>
    </style:style>
    <style:style style:name="P19" style:family="paragraph" style:parent-style-name="Text_20_body">
      <style:paragraph-properties fo:margin-left="0.0047in" fo:margin-right="0in" fo:margin-top="0.1646in" fo:margin-bottom="0in" loext:contextual-spacing="false" fo:line-height="128%" fo:text-indent="-0.0035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paragraph-rsid="00073c83" style:text-blinking="false" fo:background-color="transparent"/>
    </style:style>
    <style:style style:name="P20" style:family="paragraph" style:parent-style-name="Text_20_body">
      <style:paragraph-properties fo:margin-left="0.0043in" fo:margin-right="0.3134in" fo:margin-top="0.1799in" fo:margin-bottom="0in" loext:contextual-spacing="false" fo:line-height="128%" fo:text-indent="0.003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0.0047in" fo:margin-right="0.4591in" fo:margin-top="0.1646in" fo:margin-bottom="0in" loext:contextual-spacing="false" fo:line-height="128%" fo:text-indent="-0.0008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0in" fo:margin-right="0in" fo:line-height="100%" fo:text-indent="0in" style:auto-text-indent="false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fo:language="ru" fo:country="RU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73c83"/>
    </style:style>
    <style:style style:name="T2" style:family="text">
      <style:text-properties fo:font-style="italic" officeooo:rsid="00073c83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officeooo:rsid="000912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3c83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aa558ae6-7fff-786e-c2a7-cf934fdf4126"/>Министерство образования Республики Беларусь </text:p>
      <text:p text:style-name="P7">Учреждение образования «Белорусский государственный университет информатики и радиоэлектроники» </text:p>
      <text:p text:style-name="P8">Факультет компьютерных систем и сетей </text:p>
      <text:p text:style-name="P9">Кафедра информатики </text:p>
      <text:p text:style-name="P10">Дисциплина: Технологии разработки программного обеспечения </text:p>
      <text:p text:style-name="P11">Отчет по лабораторной работе №2 </text:p>
      <text:p text:style-name="P12">«Проектирование и создание базы данных» </text:p>
      <text:p text:style-name="P13">Студенты гр. 753502 </text:p>
      <text:p text:style-name="P14"><text:span text:style-name="T1">Василюк</text:span> В.<text:span text:style-name="T1">И</text:span>., </text:p>
      <text:p text:style-name="P15"><text:span text:style-name="T1">Клишевич</text:span> <text:span text:style-name="T1">И.Д.</text:span>., <text:span text:style-name="T1">Толкачев</text:span> <text:span text:style-name="T1">Д.С</text:span>. </text:p>
      <text:p text:style-name="P16">Руководитель </text:p>
      <text:p text:style-name="P17">Кучинский А.В. 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Минск 2020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5"><text:a xlink:type="simple" xlink:href="#__RefHeading___Toc215_1048032177" text:style-name="Index_20_Link" text:visited-style-name="Index_20_Link">1. Постановка задачи <text:tab/>3</text:a></text:p>
          <text:p text:style-name="P25"><text:a xlink:type="simple" xlink:href="#__RefHeading___Toc219_1048032177" text:style-name="Index_20_Link" text:visited-style-name="Index_20_Link">2. Разработка логической модели данных <text:tab/>4</text:a></text:p>
          <text:p text:style-name="P25"><text:a xlink:type="simple" xlink:href="#__RefHeading___Toc217_1048032177" text:style-name="Index_20_Link" text:visited-style-name="Index_20_Link">Приложение А. DDL-скрипт для создания схемы базы сервиса на Python <text:tab/>5</text:a></text:p>
        </text:index-body>
      </text:table-of-content>
      <text:p text:style-name="P2"/>
      <text:h text:style-name="P24" text:outline-level="1"><text:bookmark text:name="docs-internal-guid-7274e326-7fff-f550-bfb1-9625d579a865"/><text:bookmark-start text:name="__RefHeading___Toc215_1048032177"/>1. Постановка задачи <text:bookmark-end text:name="__RefHeading___Toc215_1048032177"/></text:h>
      <text:p text:style-name="P19">Разработка логической и физической модели БД не менее чем с 5-ю сущностями, генерация DDL скриптов, создание БД. </text:p>
      <text:p text:style-name="P19">Предметная область: система для <text:span text:style-name="T1">отслеживания</text:span> <text:span text:style-name="T1">лотов</text:span> <text:span text:style-name="T1">автомобилей </text:span><text:span text:style-name="T2">copart.com</text:span>. </text:p>
      <text:p text:style-name="P20">Тип БД – реляционная, PostgreSQL. </text:p>
      <text:p text:style-name="P2"><text:line-break/><text:line-break/></text:p>
      <text:h text:style-name="P23" text:outline-level="1"><text:bookmark text:name="docs-internal-guid-901527ff-7fff-a490-e05b-64543e24459f"/><text:bookmark-start text:name="__RefHeading___Toc219_1048032177"/>2. Разработка логической модели данных <text:bookmark-end text:name="__RefHeading___Toc219_1048032177"/></text:h>
      <text:p text:style-name="P21">Проведенный анализ предметной области позволил выявить следующий набор сущностей: </text:p>
      <text:p text:style-name="P4"><text:line-break/><text:span text:style-name="T6">telegram_user</text:span><text:span text:style-name="T1"> — пользователь системы</text:span></text:p>
      <text:p text:style-name="P3"><text:span text:style-name="T5">telegram_user_api_key</text:span> <text:s/>— токен для идентификации пользователя</text:p>
      <text:p text:style-name="P3"><text:span text:style-name="T5">filter</text:span> — набор параметров для однозначной идентификации нужного множества автомобилей</text:p>
      <text:p text:style-name="P3"><text:span text:style-name="T5">make</text:span> — <text:span text:style-name="T4">производитель автомобилей</text:span></text:p>
      <text:p text:style-name="P5"><text:span text:style-name="T5">model</text:span> <text:span text:style-name="T1">— </text:span>модель авто</text:p>
      <text:p text:style-name="P5"><text:span text:style-name="T5">auto</text:span> <text:span text:style-name="T1">— </text:span>абстракция реально существующих автомобилей, выставленных на продажу</text:p>
      <text:p text:style-name="P1"><text:span text:style-name="T3"/></text:p>
      <text:h text:style-name="P23" text:outline-level="1"><text:bookmark text:name="docs-internal-guid-90459593-7fff-3db1-c0fa-f38571c88a62"/><text:bookmark-start text:name="__RefHeading___Toc217_1048032177"/>Приложение А. DDL-скрипт для создания схемы базы сервиса на Python <text:bookmark-end text:name="__RefHeading___Toc217_1048032177"/></text:h>
      <text:p text:style-name="P22"><text:line-break/>--</text:p>
      <text:p text:style-name="P22">-- PostgreSQL database dump</text:p>
      <text:p text:style-name="P22">--</text:p>
      <text:p text:style-name="P22"/>
      <text:p text:style-name="P22">-- Dumped from database version 10.14 (Ubuntu 10.14-0ubuntu0.18.04.1)</text:p>
      <text:p text:style-name="P22">-- Dumped by pg_dump version 10.14 (Ubuntu 10.14-0ubuntu0.18.04.1)</text:p>
      <text:p text:style-name="P22"/>
      <text:p text:style-name="P22">SET statement_timeout = 0;</text:p>
      <text:p text:style-name="P22">SET lock_timeout = 0;</text:p>
      <text:p text:style-name="P22">SET idle_in_transaction_session_timeout = 0;</text:p>
      <text:p text:style-name="P22">SET client_encoding = 'UTF8';</text:p>
      <text:p text:style-name="P22">SET standard_conforming_strings = on;</text:p>
      <text:p text:style-name="P22">SELECT pg_catalog.set_config('search_path', '', false);</text:p>
      <text:p text:style-name="P22">SET check_function_bodies = false;</text:p>
      <text:p text:style-name="P22">SET xmloption = content;</text:p>
      <text:p text:style-name="P22">SET client_min_messages = warning;</text:p>
      <text:p text:style-name="P22">SET row_security = off;</text:p>
      <text:p text:style-name="P22"/>
      <text:p text:style-name="P22">--</text:p>
      <text:p text:style-name="P22">-- Name: plpgsql; Type: EXTENSION; Schema: -; Owner: </text:p>
      <text:p text:style-name="P22">--</text:p>
      <text:p text:style-name="P22"/>
      <text:p text:style-name="P22">CREATE EXTENSION IF NOT EXISTS plpgsql WITH SCHEMA pg_catalog;</text:p>
      <text:p text:style-name="P22"/>
      <text:p text:style-name="P22"/>
      <text:p text:style-name="P22">--</text:p>
      <text:p text:style-name="P22">-- Name: EXTENSION plpgsql; Type: COMMENT; Schema: -; Owner: </text:p>
      <text:p text:style-name="P22">--</text:p>
      <text:p text:style-name="P22"/>
      <text:p text:style-name="P22">COMMENT ON EXTENSION plpgsql IS 'PL/pgSQL procedural language';</text:p>
      <text:p text:style-name="P22"/>
      <text:p text:style-name="P22"><text:soft-page-break/></text:p>
      <text:p text:style-name="P22">SET default_tablespace = '';</text:p>
      <text:p text:style-name="P22"/>
      <text:p text:style-name="P22">SET default_with_oids = false;</text:p>
      <text:p text:style-name="P22"/>
      <text:p text:style-name="P22">--</text:p>
      <text:p text:style-name="P22">-- Name: auth_group; Type: TABLE; Schema: public; Owner: student</text:p>
      <text:p text:style-name="P22">--</text:p>
      <text:p text:style-name="P22"/>
      <text:p text:style-name="P22">CREATE TABLE public.auth_group (</text:p>
      <text:p text:style-name="P22"><text:s text:c="4"/>id integer NOT NULL,</text:p>
      <text:p text:style-name="P22"><text:s text:c="4"/>name character varying(150) NOT NULL</text:p>
      <text:p text:style-name="P22">);</text:p>
      <text:p text:style-name="P22"/>
      <text:p text:style-name="P22"/>
      <text:p text:style-name="P22">ALTER TABLE public.auth_group OWNER TO student;</text:p>
      <text:p text:style-name="P22"/>
      <text:p text:style-name="P22">--</text:p>
      <text:p text:style-name="P22">-- Name: auth_group_id_seq; Type: SEQUENCE; Schema: public; Owner: student</text:p>
      <text:p text:style-name="P22">--</text:p>
      <text:p text:style-name="P22"/>
      <text:p text:style-name="P22">CREATE SEQUENCE public.auth_group_id_seq</text:p>
      <text:p text:style-name="P22"><text:s text:c="4"/>AS integer</text:p>
      <text:p text:style-name="P22"><text:s text:c="4"/>START WITH 1</text:p>
      <text:p text:style-name="P22"><text:s text:c="4"/>INCREMENT BY 1</text:p>
      <text:p text:style-name="P22"><text:s text:c="4"/>NO MINVALUE</text:p>
      <text:p text:style-name="P22"><text:s text:c="4"/>NO MAXVALUE</text:p>
      <text:p text:style-name="P22"><text:s text:c="4"/>CACHE 1;</text:p>
      <text:p text:style-name="P22"/>
      <text:p text:style-name="P22"/>
      <text:p text:style-name="P22">ALTER TABLE public.auth_group_id_seq OWNER TO student;</text:p>
      <text:p text:style-name="P22"/>
      <text:p text:style-name="P22">--</text:p>
      <text:p text:style-name="P22">-- Name: auth_group_id_seq; Type: SEQUENCE OWNED BY; Schema: public; Owner: student</text:p>
      <text:p text:style-name="P22">--</text:p>
      <text:p text:style-name="P22"><text:soft-page-break/></text:p>
      <text:p text:style-name="P22">ALTER SEQUENCE public.auth_group_id_seq OWNED BY public.auth_group.id;</text:p>
      <text:p text:style-name="P22"/>
      <text:p text:style-name="P22"/>
      <text:p text:style-name="P22">--</text:p>
      <text:p text:style-name="P22">-- Name: auth_group_permissions; Type: TABLE; Schema: public; Owner: student</text:p>
      <text:p text:style-name="P22">--</text:p>
      <text:p text:style-name="P22"/>
      <text:p text:style-name="P22">CREATE TABLE public.auth_group_permissions (</text:p>
      <text:p text:style-name="P22"><text:s text:c="4"/>id integer NOT NULL,</text:p>
      <text:p text:style-name="P22"><text:s text:c="4"/>group_id integer NOT NULL,</text:p>
      <text:p text:style-name="P22"><text:s text:c="4"/>permission_id integer NOT NULL</text:p>
      <text:p text:style-name="P22">);</text:p>
      <text:p text:style-name="P22"/>
      <text:p text:style-name="P22"/>
      <text:p text:style-name="P22">ALTER TABLE public.auth_group_permissions OWNER TO student;</text:p>
      <text:p text:style-name="P22"/>
      <text:p text:style-name="P22">--</text:p>
      <text:p text:style-name="P22">-- Name: auth_group_permissions_id_seq; Type: SEQUENCE; Schema: public; Owner: student</text:p>
      <text:p text:style-name="P22">--</text:p>
      <text:p text:style-name="P22"/>
      <text:p text:style-name="P22">CREATE SEQUENCE public.auth_group_permissions_id_seq</text:p>
      <text:p text:style-name="P22"><text:s text:c="4"/>AS integer</text:p>
      <text:p text:style-name="P22"><text:s text:c="4"/>START WITH 1</text:p>
      <text:p text:style-name="P22"><text:s text:c="4"/>INCREMENT BY 1</text:p>
      <text:p text:style-name="P22"><text:s text:c="4"/>NO MINVALUE</text:p>
      <text:p text:style-name="P22"><text:s text:c="4"/>NO MAXVALUE</text:p>
      <text:p text:style-name="P22"><text:s text:c="4"/>CACHE 1;</text:p>
      <text:p text:style-name="P22"/>
      <text:p text:style-name="P22"/>
      <text:p text:style-name="P22">ALTER TABLE public.auth_group_permissions_id_seq OWNER TO student;</text:p>
      <text:p text:style-name="P22"/>
      <text:p text:style-name="P22">--</text:p>
      <text:p text:style-name="P22">-- Name: auth_group_permissions_id_seq; Type: SEQUENCE OWNED BY; Schema: public; Owner: student</text:p>
      <text:p text:style-name="P22"><text:soft-page-break/>--</text:p>
      <text:p text:style-name="P22"/>
      <text:p text:style-name="P22">ALTER SEQUENCE public.auth_group_permissions_id_seq OWNED BY public.auth_group_permissions.id;</text:p>
      <text:p text:style-name="P22"/>
      <text:p text:style-name="P22"/>
      <text:p text:style-name="P22">--</text:p>
      <text:p text:style-name="P22">-- Name: auth_permission; Type: TABLE; Schema: public; Owner: student</text:p>
      <text:p text:style-name="P22">--</text:p>
      <text:p text:style-name="P22"/>
      <text:p text:style-name="P22">CREATE TABLE public.auth_permission (</text:p>
      <text:p text:style-name="P22"><text:s text:c="4"/>id integer NOT NULL,</text:p>
      <text:p text:style-name="P22"><text:s text:c="4"/>name character varying(255) NOT NULL,</text:p>
      <text:p text:style-name="P22"><text:s text:c="4"/>content_type_id integer NOT NULL,</text:p>
      <text:p text:style-name="P22"><text:s text:c="4"/>codename character varying(100) NOT NULL</text:p>
      <text:p text:style-name="P22">);</text:p>
      <text:p text:style-name="P22"/>
      <text:p text:style-name="P22"/>
      <text:p text:style-name="P22">ALTER TABLE public.auth_permission OWNER TO student;</text:p>
      <text:p text:style-name="P22"/>
      <text:p text:style-name="P22">--</text:p>
      <text:p text:style-name="P22">-- Name: auth_permission_id_seq; Type: SEQUENCE; Schema: public; Owner: student</text:p>
      <text:p text:style-name="P22">--</text:p>
      <text:p text:style-name="P22"/>
      <text:p text:style-name="P22">CREATE SEQUENCE public.auth_permission_id_seq</text:p>
      <text:p text:style-name="P22"><text:s text:c="4"/>AS integer</text:p>
      <text:p text:style-name="P22"><text:s text:c="4"/>START WITH 1</text:p>
      <text:p text:style-name="P22"><text:s text:c="4"/>INCREMENT BY 1</text:p>
      <text:p text:style-name="P22"><text:s text:c="4"/>NO MINVALUE</text:p>
      <text:p text:style-name="P22"><text:s text:c="4"/>NO MAXVALUE</text:p>
      <text:p text:style-name="P22"><text:s text:c="4"/>CACHE 1;</text:p>
      <text:p text:style-name="P22"/>
      <text:p text:style-name="P22"/>
      <text:p text:style-name="P22">ALTER TABLE public.auth_permission_id_seq OWNER TO student;</text:p>
      <text:p text:style-name="P22"/>
      <text:p text:style-name="P22"><text:soft-page-break/>--</text:p>
      <text:p text:style-name="P22">-- Name: auth_permission_id_seq; Type: SEQUENCE OWNED BY; Schema: public; Owner: student</text:p>
      <text:p text:style-name="P22">--</text:p>
      <text:p text:style-name="P22"/>
      <text:p text:style-name="P22">ALTER SEQUENCE public.auth_permission_id_seq OWNED BY public.auth_permission.id;</text:p>
      <text:p text:style-name="P22"/>
      <text:p text:style-name="P22"/>
      <text:p text:style-name="P22">--</text:p>
      <text:p text:style-name="P22">-- Name: auth_user; Type: TABLE; Schema: public; Owner: student</text:p>
      <text:p text:style-name="P22">--</text:p>
      <text:p text:style-name="P22"/>
      <text:p text:style-name="P22">CREATE TABLE public.auth_user (</text:p>
      <text:p text:style-name="P22"><text:s text:c="4"/>id integer NOT NULL,</text:p>
      <text:p text:style-name="P22"><text:s text:c="4"/>password character varying(128) NOT NULL,</text:p>
      <text:p text:style-name="P22"><text:s text:c="4"/>last_login timestamp with time zone,</text:p>
      <text:p text:style-name="P22"><text:s text:c="4"/>is_superuser boolean NOT NULL,</text:p>
      <text:p text:style-name="P22"><text:s text:c="4"/>username character varying(150) NOT NULL,</text:p>
      <text:p text:style-name="P22"><text:s text:c="4"/>first_name character varying(150) NOT NULL,</text:p>
      <text:p text:style-name="P22"><text:s text:c="4"/>last_name character varying(150) NOT NULL,</text:p>
      <text:p text:style-name="P22"><text:s text:c="4"/>email character varying(254) NOT NULL,</text:p>
      <text:p text:style-name="P22"><text:s text:c="4"/>is_staff boolean NOT NULL,</text:p>
      <text:p text:style-name="P22"><text:s text:c="4"/>is_active boolean NOT NULL,</text:p>
      <text:p text:style-name="P22"><text:s text:c="4"/>date_joined timestamp with time zone NOT NULL</text:p>
      <text:p text:style-name="P22">);</text:p>
      <text:p text:style-name="P22"/>
      <text:p text:style-name="P22"/>
      <text:p text:style-name="P22">ALTER TABLE public.auth_user OWNER TO student;</text:p>
      <text:p text:style-name="P22"/>
      <text:p text:style-name="P22">--</text:p>
      <text:p text:style-name="P22">-- Name: auth_user_groups; Type: TABLE; Schema: public; Owner: student</text:p>
      <text:p text:style-name="P22">--</text:p>
      <text:p text:style-name="P22"/>
      <text:p text:style-name="P22">CREATE TABLE public.auth_user_groups (</text:p>
      <text:p text:style-name="P22"><text:s text:c="4"/>id integer NOT NULL,</text:p>
      <text:p text:style-name="P22"><text:soft-page-break/><text:s text:c="4"/>user_id integer NOT NULL,</text:p>
      <text:p text:style-name="P22"><text:s text:c="4"/>group_id integer NOT NULL</text:p>
      <text:p text:style-name="P22">);</text:p>
      <text:p text:style-name="P22"/>
      <text:p text:style-name="P22"/>
      <text:p text:style-name="P22">ALTER TABLE public.auth_user_groups OWNER TO student;</text:p>
      <text:p text:style-name="P22"/>
      <text:p text:style-name="P22">--</text:p>
      <text:p text:style-name="P22">-- Name: auth_user_groups_id_seq; Type: SEQUENCE; Schema: public; Owner: student</text:p>
      <text:p text:style-name="P22">--</text:p>
      <text:p text:style-name="P22"/>
      <text:p text:style-name="P22">CREATE SEQUENCE public.auth_user_groups_id_seq</text:p>
      <text:p text:style-name="P22"><text:s text:c="4"/>AS integer</text:p>
      <text:p text:style-name="P22"><text:s text:c="4"/>START WITH 1</text:p>
      <text:p text:style-name="P22"><text:s text:c="4"/>INCREMENT BY 1</text:p>
      <text:p text:style-name="P22"><text:s text:c="4"/>NO MINVALUE</text:p>
      <text:p text:style-name="P22"><text:s text:c="4"/>NO MAXVALUE</text:p>
      <text:p text:style-name="P22"><text:s text:c="4"/>CACHE 1;</text:p>
      <text:p text:style-name="P22"/>
      <text:p text:style-name="P22"/>
      <text:p text:style-name="P22">ALTER TABLE public.auth_user_groups_id_seq OWNER TO student;</text:p>
      <text:p text:style-name="P22"/>
      <text:p text:style-name="P22">--</text:p>
      <text:p text:style-name="P22">-- Name: auth_user_groups_id_seq; Type: SEQUENCE OWNED BY; Schema: public; Owner: student</text:p>
      <text:p text:style-name="P22">--</text:p>
      <text:p text:style-name="P22"/>
      <text:p text:style-name="P22">ALTER SEQUENCE public.auth_user_groups_id_seq OWNED BY public.auth_user_groups.id;</text:p>
      <text:p text:style-name="P22"/>
      <text:p text:style-name="P22"/>
      <text:p text:style-name="P22">--</text:p>
      <text:p text:style-name="P22">-- Name: auth_user_id_seq; Type: SEQUENCE; Schema: public; Owner: student</text:p>
      <text:p text:style-name="P22">--</text:p>
      <text:p text:style-name="P22"/>
      <text:p text:style-name="P22">CREATE SEQUENCE public.auth_user_id_seq</text:p>
      <text:p text:style-name="P22"><text:soft-page-break/><text:s text:c="4"/>AS integer</text:p>
      <text:p text:style-name="P22"><text:s text:c="4"/>START WITH 1</text:p>
      <text:p text:style-name="P22"><text:s text:c="4"/>INCREMENT BY 1</text:p>
      <text:p text:style-name="P22"><text:s text:c="4"/>NO MINVALUE</text:p>
      <text:p text:style-name="P22"><text:s text:c="4"/>NO MAXVALUE</text:p>
      <text:p text:style-name="P22"><text:s text:c="4"/>CACHE 1;</text:p>
      <text:p text:style-name="P22"/>
      <text:p text:style-name="P22"/>
      <text:p text:style-name="P22">ALTER TABLE public.auth_user_id_seq OWNER TO student;</text:p>
      <text:p text:style-name="P22"/>
      <text:p text:style-name="P22">--</text:p>
      <text:p text:style-name="P22">-- Name: auth_user_id_seq; Type: SEQUENCE OWNED BY; Schema: public; Owner: student</text:p>
      <text:p text:style-name="P22">--</text:p>
      <text:p text:style-name="P22"/>
      <text:p text:style-name="P22">ALTER SEQUENCE public.auth_user_id_seq OWNED BY public.auth_user.id;</text:p>
      <text:p text:style-name="P22"/>
      <text:p text:style-name="P22"/>
      <text:p text:style-name="P22">--</text:p>
      <text:p text:style-name="P22">-- Name: auth_user_user_permissions; Type: TABLE; Schema: public; Owner: student</text:p>
      <text:p text:style-name="P22">--</text:p>
      <text:p text:style-name="P22"/>
      <text:p text:style-name="P22">CREATE TABLE public.auth_user_user_permissions (</text:p>
      <text:p text:style-name="P22"><text:s text:c="4"/>id integer NOT NULL,</text:p>
      <text:p text:style-name="P22"><text:s text:c="4"/>user_id integer NOT NULL,</text:p>
      <text:p text:style-name="P22"><text:s text:c="4"/>permission_id integer NOT NULL</text:p>
      <text:p text:style-name="P22">);</text:p>
      <text:p text:style-name="P22"/>
      <text:p text:style-name="P22"/>
      <text:p text:style-name="P22">ALTER TABLE public.auth_user_user_permissions OWNER TO student;</text:p>
      <text:p text:style-name="P22"/>
      <text:p text:style-name="P22">--</text:p>
      <text:p text:style-name="P22">-- Name: auth_user_user_permissions_id_seq; Type: SEQUENCE; Schema: public; Owner: student</text:p>
      <text:p text:style-name="P22">--</text:p>
      <text:p text:style-name="P22"/>
      <text:p text:style-name="P22">CREATE SEQUENCE public.auth_user_user_permissions_id_seq</text:p>
      <text:p text:style-name="P22"><text:soft-page-break/><text:s text:c="4"/>AS integer</text:p>
      <text:p text:style-name="P22"><text:s text:c="4"/>START WITH 1</text:p>
      <text:p text:style-name="P22"><text:s text:c="4"/>INCREMENT BY 1</text:p>
      <text:p text:style-name="P22"><text:s text:c="4"/>NO MINVALUE</text:p>
      <text:p text:style-name="P22"><text:s text:c="4"/>NO MAXVALUE</text:p>
      <text:p text:style-name="P22"><text:s text:c="4"/>CACHE 1;</text:p>
      <text:p text:style-name="P22"/>
      <text:p text:style-name="P22"/>
      <text:p text:style-name="P22">ALTER TABLE public.auth_user_user_permissions_id_seq OWNER TO student;</text:p>
      <text:p text:style-name="P22"/>
      <text:p text:style-name="P22">--</text:p>
      <text:p text:style-name="P22">-- Name: auth_user_user_permissions_id_seq; Type: SEQUENCE OWNED BY; Schema: public; Owner: student</text:p>
      <text:p text:style-name="P22">--</text:p>
      <text:p text:style-name="P22"/>
      <text:p text:style-name="P22">ALTER SEQUENCE public.auth_user_user_permissions_id_seq OWNED BY public.auth_user_user_permissions.id;</text:p>
      <text:p text:style-name="P22"/>
      <text:p text:style-name="P22"/>
      <text:p text:style-name="P22">--</text:p>
      <text:p text:style-name="P22">-- Name: bot_user; Type: TABLE; Schema: public; Owner: student</text:p>
      <text:p text:style-name="P22">--</text:p>
      <text:p text:style-name="P22"/>
      <text:p text:style-name="P22">CREATE TABLE public.bot_user (</text:p>
      <text:p text:style-name="P22"><text:s text:c="4"/>id integer NOT NULL,</text:p>
      <text:p text:style-name="P22"><text:s text:c="4"/>telegram_id integer NOT NULL,</text:p>
      <text:p text:style-name="P22"><text:s text:c="4"/>subscription_end timestamp with time zone NOT NULL,</text:p>
      <text:p text:style-name="P22"><text:s text:c="4"/>CONSTRAINT bot_user_telegram_id_check CHECK ((telegram_id &gt;= 0))</text:p>
      <text:p text:style-name="P22">);</text:p>
      <text:p text:style-name="P22"/>
      <text:p text:style-name="P22"/>
      <text:p text:style-name="P22">ALTER TABLE public.bot_user OWNER TO student;</text:p>
      <text:p text:style-name="P22"/>
      <text:p text:style-name="P22">--</text:p>
      <text:p text:style-name="P22">-- Name: bot_user_id_seq; Type: SEQUENCE; Schema: public; Owner: student</text:p>
      <text:p text:style-name="P22">--</text:p>
      <text:p text:style-name="P22"><text:soft-page-break/></text:p>
      <text:p text:style-name="P22">CREATE SEQUENCE public.bot_user_id_seq</text:p>
      <text:p text:style-name="P22"><text:s text:c="4"/>AS integer</text:p>
      <text:p text:style-name="P22"><text:s text:c="4"/>START WITH 1</text:p>
      <text:p text:style-name="P22"><text:s text:c="4"/>INCREMENT BY 1</text:p>
      <text:p text:style-name="P22"><text:s text:c="4"/>NO MINVALUE</text:p>
      <text:p text:style-name="P22"><text:s text:c="4"/>NO MAXVALUE</text:p>
      <text:p text:style-name="P22"><text:s text:c="4"/>CACHE 1;</text:p>
      <text:p text:style-name="P22"/>
      <text:p text:style-name="P22"/>
      <text:p text:style-name="P22">ALTER TABLE public.bot_user_id_seq OWNER TO student;</text:p>
      <text:p text:style-name="P22"/>
      <text:p text:style-name="P22">--</text:p>
      <text:p text:style-name="P22">-- Name: bot_user_id_seq; Type: SEQUENCE OWNED BY; Schema: public; Owner: student</text:p>
      <text:p text:style-name="P22">--</text:p>
      <text:p text:style-name="P22"/>
      <text:p text:style-name="P22">ALTER SEQUENCE public.bot_user_id_seq OWNED BY public.bot_user.id;</text:p>
      <text:p text:style-name="P22"/>
      <text:p text:style-name="P22"/>
      <text:p text:style-name="P22">--</text:p>
      <text:p text:style-name="P22">-- Name: django_admin_log; Type: TABLE; Schema: public; Owner: student</text:p>
      <text:p text:style-name="P22">--</text:p>
      <text:p text:style-name="P22"/>
      <text:p text:style-name="P22">CREATE TABLE public.django_admin_log (</text:p>
      <text:p text:style-name="P22"><text:s text:c="4"/>id integer NOT NULL,</text:p>
      <text:p text:style-name="P22"><text:s text:c="4"/>action_time timestamp with time zone NOT NULL,</text:p>
      <text:p text:style-name="P22"><text:s text:c="4"/>object_id text,</text:p>
      <text:p text:style-name="P22"><text:s text:c="4"/>object_repr character varying(200) NOT NULL,</text:p>
      <text:p text:style-name="P22"><text:s text:c="4"/>action_flag smallint NOT NULL,</text:p>
      <text:p text:style-name="P22"><text:s text:c="4"/>change_message text NOT NULL,</text:p>
      <text:p text:style-name="P22"><text:s text:c="4"/>content_type_id integer,</text:p>
      <text:p text:style-name="P22"><text:s text:c="4"/>user_id integer NOT NULL,</text:p>
      <text:p text:style-name="P22"><text:s text:c="4"/>CONSTRAINT django_admin_log_action_flag_check CHECK ((action_flag &gt;= 0))</text:p>
      <text:p text:style-name="P22">);</text:p>
      <text:p text:style-name="P22"/>
      <text:p text:style-name="P22"><text:soft-page-break/></text:p>
      <text:p text:style-name="P22">ALTER TABLE public.django_admin_log OWNER TO student;</text:p>
      <text:p text:style-name="P22"/>
      <text:p text:style-name="P22">--</text:p>
      <text:p text:style-name="P22">-- Name: django_admin_log_id_seq; Type: SEQUENCE; Schema: public; Owner: student</text:p>
      <text:p text:style-name="P22">--</text:p>
      <text:p text:style-name="P22"/>
      <text:p text:style-name="P22">CREATE SEQUENCE public.django_admin_log_id_seq</text:p>
      <text:p text:style-name="P22"><text:s text:c="4"/>AS integer</text:p>
      <text:p text:style-name="P22"><text:s text:c="4"/>START WITH 1</text:p>
      <text:p text:style-name="P22"><text:s text:c="4"/>INCREMENT BY 1</text:p>
      <text:p text:style-name="P22"><text:s text:c="4"/>NO MINVALUE</text:p>
      <text:p text:style-name="P22"><text:s text:c="4"/>NO MAXVALUE</text:p>
      <text:p text:style-name="P22"><text:s text:c="4"/>CACHE 1;</text:p>
      <text:p text:style-name="P22"/>
      <text:p text:style-name="P22"/>
      <text:p text:style-name="P22">ALTER TABLE public.django_admin_log_id_seq OWNER TO student;</text:p>
      <text:p text:style-name="P22"/>
      <text:p text:style-name="P22">--</text:p>
      <text:p text:style-name="P22">-- Name: django_admin_log_id_seq; Type: SEQUENCE OWNED BY; Schema: public; Owner: student</text:p>
      <text:p text:style-name="P22">--</text:p>
      <text:p text:style-name="P22"/>
      <text:p text:style-name="P22">ALTER SEQUENCE public.django_admin_log_id_seq OWNED BY public.django_admin_log.id;</text:p>
      <text:p text:style-name="P22"/>
      <text:p text:style-name="P22"/>
      <text:p text:style-name="P22">--</text:p>
      <text:p text:style-name="P22">-- Name: django_content_type; Type: TABLE; Schema: public; Owner: student</text:p>
      <text:p text:style-name="P22">--</text:p>
      <text:p text:style-name="P22"/>
      <text:p text:style-name="P22">CREATE TABLE public.django_content_type (</text:p>
      <text:p text:style-name="P22"><text:s text:c="4"/>id integer NOT NULL,</text:p>
      <text:p text:style-name="P22"><text:s text:c="4"/>app_label character varying(100) NOT NULL,</text:p>
      <text:p text:style-name="P22"><text:s text:c="4"/>model character varying(100) NOT NULL</text:p>
      <text:p text:style-name="P22">);</text:p>
      <text:p text:style-name="P22"><text:soft-page-break/></text:p>
      <text:p text:style-name="P22"/>
      <text:p text:style-name="P22">ALTER TABLE public.django_content_type OWNER TO student;</text:p>
      <text:p text:style-name="P22"/>
      <text:p text:style-name="P22">--</text:p>
      <text:p text:style-name="P22">-- Name: django_content_type_id_seq; Type: SEQUENCE; Schema: public; Owner: student</text:p>
      <text:p text:style-name="P22">--</text:p>
      <text:p text:style-name="P22"/>
      <text:p text:style-name="P22">CREATE SEQUENCE public.django_content_type_id_seq</text:p>
      <text:p text:style-name="P22"><text:s text:c="4"/>AS integer</text:p>
      <text:p text:style-name="P22"><text:s text:c="4"/>START WITH 1</text:p>
      <text:p text:style-name="P22"><text:s text:c="4"/>INCREMENT BY 1</text:p>
      <text:p text:style-name="P22"><text:s text:c="4"/>NO MINVALUE</text:p>
      <text:p text:style-name="P22"><text:s text:c="4"/>NO MAXVALUE</text:p>
      <text:p text:style-name="P22"><text:s text:c="4"/>CACHE 1;</text:p>
      <text:p text:style-name="P22"/>
      <text:p text:style-name="P22"/>
      <text:p text:style-name="P22">ALTER TABLE public.django_content_type_id_seq OWNER TO student;</text:p>
      <text:p text:style-name="P22"/>
      <text:p text:style-name="P22">--</text:p>
      <text:p text:style-name="P22">-- Name: django_content_type_id_seq; Type: SEQUENCE OWNED BY; Schema: public; Owner: student</text:p>
      <text:p text:style-name="P22">--</text:p>
      <text:p text:style-name="P22"/>
      <text:p text:style-name="P22">ALTER SEQUENCE public.django_content_type_id_seq OWNED BY public.django_content_type.id;</text:p>
      <text:p text:style-name="P22"/>
      <text:p text:style-name="P22"/>
      <text:p text:style-name="P22">--</text:p>
      <text:p text:style-name="P22">-- Name: django_migrations; Type: TABLE; Schema: public; Owner: student</text:p>
      <text:p text:style-name="P22">--</text:p>
      <text:p text:style-name="P22"/>
      <text:p text:style-name="P22">CREATE TABLE public.django_migrations (</text:p>
      <text:p text:style-name="P22"><text:s text:c="4"/>id integer NOT NULL,</text:p>
      <text:p text:style-name="P22"><text:s text:c="4"/>app character varying(255) NOT NULL,</text:p>
      <text:p text:style-name="P22"><text:s text:c="4"/>name character varying(255) NOT NULL,</text:p>
      <text:p text:style-name="P22"><text:soft-page-break/><text:s text:c="4"/>applied timestamp with time zone NOT NULL</text:p>
      <text:p text:style-name="P22">);</text:p>
      <text:p text:style-name="P22"/>
      <text:p text:style-name="P22"/>
      <text:p text:style-name="P22">ALTER TABLE public.django_migrations OWNER TO student;</text:p>
      <text:p text:style-name="P22"/>
      <text:p text:style-name="P22">--</text:p>
      <text:p text:style-name="P22">-- Name: django_migrations_id_seq; Type: SEQUENCE; Schema: public; Owner: student</text:p>
      <text:p text:style-name="P22">--</text:p>
      <text:p text:style-name="P22"/>
      <text:p text:style-name="P22">CREATE SEQUENCE public.django_migrations_id_seq</text:p>
      <text:p text:style-name="P22"><text:s text:c="4"/>AS integer</text:p>
      <text:p text:style-name="P22"><text:s text:c="4"/>START WITH 1</text:p>
      <text:p text:style-name="P22"><text:s text:c="4"/>INCREMENT BY 1</text:p>
      <text:p text:style-name="P22"><text:s text:c="4"/>NO MINVALUE</text:p>
      <text:p text:style-name="P22"><text:s text:c="4"/>NO MAXVALUE</text:p>
      <text:p text:style-name="P22"><text:s text:c="4"/>CACHE 1;</text:p>
      <text:p text:style-name="P22"/>
      <text:p text:style-name="P22"/>
      <text:p text:style-name="P22">ALTER TABLE public.django_migrations_id_seq OWNER TO student;</text:p>
      <text:p text:style-name="P22"/>
      <text:p text:style-name="P22">--</text:p>
      <text:p text:style-name="P22">-- Name: django_migrations_id_seq; Type: SEQUENCE OWNED BY; Schema: public; Owner: student</text:p>
      <text:p text:style-name="P22">--</text:p>
      <text:p text:style-name="P22"/>
      <text:p text:style-name="P22">ALTER SEQUENCE public.django_migrations_id_seq OWNED BY public.django_migrations.id;</text:p>
      <text:p text:style-name="P22"/>
      <text:p text:style-name="P22"/>
      <text:p text:style-name="P22">--</text:p>
      <text:p text:style-name="P22">-- Name: django_session; Type: TABLE; Schema: public; Owner: student</text:p>
      <text:p text:style-name="P22">--</text:p>
      <text:p text:style-name="P22"/>
      <text:p text:style-name="P22">CREATE TABLE public.django_session (</text:p>
      <text:p text:style-name="P22"><text:s text:c="4"/>session_key character varying(40) NOT NULL,</text:p>
      <text:p text:style-name="P22"><text:soft-page-break/><text:s text:c="4"/>session_data text NOT NULL,</text:p>
      <text:p text:style-name="P22"><text:s text:c="4"/>expire_date timestamp with time zone NOT NULL</text:p>
      <text:p text:style-name="P22">);</text:p>
      <text:p text:style-name="P22"/>
      <text:p text:style-name="P22"/>
      <text:p text:style-name="P22">ALTER TABLE public.django_session OWNER TO student;</text:p>
      <text:p text:style-name="P22"/>
      <text:p text:style-name="P22">--</text:p>
      <text:p text:style-name="P22">-- Name: rest_framework_api_key_apikey; Type: TABLE; Schema: public; Owner: student</text:p>
      <text:p text:style-name="P22">--</text:p>
      <text:p text:style-name="P22"/>
      <text:p text:style-name="P22">CREATE TABLE public.rest_framework_api_key_apikey (</text:p>
      <text:p text:style-name="P22"><text:s text:c="4"/>id character varying(100) NOT NULL,</text:p>
      <text:p text:style-name="P22"><text:s text:c="4"/>created timestamp with time zone NOT NULL,</text:p>
      <text:p text:style-name="P22"><text:s text:c="4"/>name character varying(50) NOT NULL,</text:p>
      <text:p text:style-name="P22"><text:s text:c="4"/>revoked boolean NOT NULL,</text:p>
      <text:p text:style-name="P22"><text:s text:c="4"/>expiry_date timestamp with time zone,</text:p>
      <text:p text:style-name="P22"><text:s text:c="4"/>hashed_key character varying(100) NOT NULL,</text:p>
      <text:p text:style-name="P22"><text:s text:c="4"/>prefix character varying(8) NOT NULL</text:p>
      <text:p text:style-name="P22">);</text:p>
      <text:p text:style-name="P22"/>
      <text:p text:style-name="P22"/>
      <text:p text:style-name="P22">ALTER TABLE public.rest_framework_api_key_apikey OWNER TO student;</text:p>
      <text:p text:style-name="P22"/>
      <text:p text:style-name="P22">--</text:p>
      <text:p text:style-name="P22">-- Name: auth_group id; Type: DEFAULT; Schema: public; Owner: student</text:p>
      <text:p text:style-name="P22">--</text:p>
      <text:p text:style-name="P22"/>
      <text:p text:style-name="P22">ALTER TABLE ONLY public.auth_group ALTER COLUMN id SET DEFAULT nextval('public.auth_group_id_seq'::regclass);</text:p>
      <text:p text:style-name="P22"/>
      <text:p text:style-name="P22"/>
      <text:p text:style-name="P22">--</text:p>
      <text:p text:style-name="P22">-- Name: auth_group_permissions id; Type: DEFAULT; Schema: public; Owner: student</text:p>
      <text:p text:style-name="P22">--</text:p>
      <text:p text:style-name="P22"><text:soft-page-break/></text:p>
      <text:p text:style-name="P22">ALTER TABLE ONLY public.auth_group_permissions ALTER COLUMN id SET DEFAULT nextval('public.auth_group_permissions_id_seq'::regclass);</text:p>
      <text:p text:style-name="P22"/>
      <text:p text:style-name="P22"/>
      <text:p text:style-name="P22">--</text:p>
      <text:p text:style-name="P22">-- Name: auth_permission id; Type: DEFAULT; Schema: public; Owner: student</text:p>
      <text:p text:style-name="P22">--</text:p>
      <text:p text:style-name="P22"/>
      <text:p text:style-name="P22">ALTER TABLE ONLY public.auth_permission ALTER COLUMN id SET DEFAULT nextval('public.auth_permission_id_seq'::regclass);</text:p>
      <text:p text:style-name="P22"/>
      <text:p text:style-name="P22"/>
      <text:p text:style-name="P22">--</text:p>
      <text:p text:style-name="P22">-- Name: auth_user id; Type: DEFAULT; Schema: public; Owner: student</text:p>
      <text:p text:style-name="P22">--</text:p>
      <text:p text:style-name="P22"/>
      <text:p text:style-name="P22">ALTER TABLE ONLY public.auth_user ALTER COLUMN id SET DEFAULT nextval('public.auth_user_id_seq'::regclass);</text:p>
      <text:p text:style-name="P22"/>
      <text:p text:style-name="P22"/>
      <text:p text:style-name="P22">--</text:p>
      <text:p text:style-name="P22">-- Name: auth_user_groups id; Type: DEFAULT; Schema: public; Owner: student</text:p>
      <text:p text:style-name="P22">--</text:p>
      <text:p text:style-name="P22"/>
      <text:p text:style-name="P22">ALTER TABLE ONLY public.auth_user_groups ALTER COLUMN id SET DEFAULT nextval('public.auth_user_groups_id_seq'::regclass);</text:p>
      <text:p text:style-name="P22"/>
      <text:p text:style-name="P22"/>
      <text:p text:style-name="P22">--</text:p>
      <text:p text:style-name="P22">-- Name: auth_user_user_permissions id; Type: DEFAULT; Schema: public; Owner: student</text:p>
      <text:p text:style-name="P22">--</text:p>
      <text:p text:style-name="P22"/>
      <text:p text:style-name="P22">ALTER TABLE ONLY public.auth_user_user_permissions ALTER COLUMN id SET DEFAULT nextval('public.auth_user_user_permissions_id_seq'::regclass);</text:p>
      <text:p text:style-name="P22"/>
      <text:p text:style-name="P22"/>
      <text:p text:style-name="P22"><text:soft-page-break/>--</text:p>
      <text:p text:style-name="P22">-- Name: bot_user id; Type: DEFAULT; Schema: public; Owner: student</text:p>
      <text:p text:style-name="P22">--</text:p>
      <text:p text:style-name="P22"/>
      <text:p text:style-name="P22">ALTER TABLE ONLY public.bot_user ALTER COLUMN id SET DEFAULT nextval('public.bot_user_id_seq'::regclass);</text:p>
      <text:p text:style-name="P22"/>
      <text:p text:style-name="P22"/>
      <text:p text:style-name="P22">--</text:p>
      <text:p text:style-name="P22">-- Name: django_admin_log id; Type: DEFAULT; Schema: public; Owner: student</text:p>
      <text:p text:style-name="P22">--</text:p>
      <text:p text:style-name="P22"/>
      <text:p text:style-name="P22">ALTER TABLE ONLY public.django_admin_log ALTER COLUMN id SET DEFAULT nextval('public.django_admin_log_id_seq'::regclass);</text:p>
      <text:p text:style-name="P22"/>
      <text:p text:style-name="P22"/>
      <text:p text:style-name="P22">--</text:p>
      <text:p text:style-name="P22">-- Name: django_content_type id; Type: DEFAULT; Schema: public; Owner: student</text:p>
      <text:p text:style-name="P22">--</text:p>
      <text:p text:style-name="P22"/>
      <text:p text:style-name="P22">ALTER TABLE ONLY public.django_content_type ALTER COLUMN id SET DEFAULT nextval('public.django_content_type_id_seq'::regclass);</text:p>
      <text:p text:style-name="P22"/>
      <text:p text:style-name="P22"/>
      <text:p text:style-name="P22">--</text:p>
      <text:p text:style-name="P22">-- Name: django_migrations id; Type: DEFAULT; Schema: public; Owner: student</text:p>
      <text:p text:style-name="P22">--</text:p>
      <text:p text:style-name="P22"/>
      <text:p text:style-name="P22">ALTER TABLE ONLY public.django_migrations ALTER COLUMN id SET DEFAULT nextval('public.django_migrations_id_seq'::regclass);</text:p>
      <text:p text:style-name="P22"/>
      <text:p text:style-name="P22"/>
      <text:p text:style-name="P22">--</text:p>
      <text:p text:style-name="P22">-- Data for Name: auth_group; Type: TABLE DATA; Schema: public; Owner: student</text:p>
      <text:p text:style-name="P22">--</text:p>
      <text:p text:style-name="P22"/>
      <text:p text:style-name="P22"><text:soft-page-break/>COPY public.auth_group (id, name) FROM stdin;</text:p>
      <text:p text:style-name="P22">\.</text:p>
      <text:p text:style-name="P22"/>
      <text:p text:style-name="P22"/>
      <text:p text:style-name="P22">--</text:p>
      <text:p text:style-name="P22">-- Data for Name: auth_group_permissions; Type: TABLE DATA; Schema: public; Owner: student</text:p>
      <text:p text:style-name="P22">--</text:p>
      <text:p text:style-name="P22"/>
      <text:p text:style-name="P22">COPY public.auth_group_permissions (id, group_id, permission_id) FROM stdin;</text:p>
      <text:p text:style-name="P22">\.</text:p>
      <text:p text:style-name="P22"/>
      <text:p text:style-name="P22"/>
      <text:p text:style-name="P22">--</text:p>
      <text:p text:style-name="P22">-- Data for Name: auth_permission; Type: TABLE DATA; Schema: public; Owner: student</text:p>
      <text:p text:style-name="P22">--</text:p>
      <text:p text:style-name="P22"/>
      <text:p text:style-name="P22">COPY public.auth_permission (id, name, content_type_id, codename) FROM stdin;</text:p>
      <text:p text:style-name="P22">1<text:tab/>Can add log entry<text:tab/>1<text:tab/>add_logentry</text:p>
      <text:p text:style-name="P22">2<text:tab/>Can change log entry<text:tab/>1<text:tab/>change_logentry</text:p>
      <text:p text:style-name="P22">3<text:tab/>Can delete log entry<text:tab/>1<text:tab/>delete_logentry</text:p>
      <text:p text:style-name="P22">4<text:tab/>Can view log entry<text:tab/>1<text:tab/>view_logentry</text:p>
      <text:p text:style-name="P22">5<text:tab/>Can add permission<text:tab/>2<text:tab/>add_permission</text:p>
      <text:p text:style-name="P22">6<text:tab/>Can change permission<text:tab/>2<text:tab/>change_permission</text:p>
      <text:p text:style-name="P22">7<text:tab/>Can delete permission<text:tab/>2<text:tab/>delete_permission</text:p>
      <text:p text:style-name="P22">8<text:tab/>Can view permission<text:tab/>2<text:tab/>view_permission</text:p>
      <text:p text:style-name="P22">9<text:tab/>Can add group<text:tab/>3<text:tab/>add_group</text:p>
      <text:p text:style-name="P22">10<text:tab/>Can change group<text:tab/>3<text:tab/>change_group</text:p>
      <text:p text:style-name="P22">11<text:tab/>Can delete group<text:tab/>3<text:tab/>delete_group</text:p>
      <text:p text:style-name="P22">12<text:tab/>Can view group<text:tab/>3<text:tab/>view_group</text:p>
      <text:p text:style-name="P22">13<text:tab/>Can add user<text:tab/>4<text:tab/>add_user</text:p>
      <text:p text:style-name="P22">14<text:tab/>Can change user<text:tab/>4<text:tab/>change_user</text:p>
      <text:p text:style-name="P22">15<text:tab/>Can delete user<text:tab/>4<text:tab/>delete_user</text:p>
      <text:p text:style-name="P22">16<text:tab/>Can view user<text:tab/>4<text:tab/>view_user</text:p>
      <text:p text:style-name="P22">17<text:tab/>Can add content type<text:tab/>5<text:tab/>add_contenttype</text:p>
      <text:p text:style-name="P22">18<text:tab/>Can change content type<text:tab/>5<text:tab/>change_contenttype</text:p>
      <text:p text:style-name="P22"><text:soft-page-break/>19<text:tab/>Can delete content type<text:tab/>5<text:tab/>delete_contenttype</text:p>
      <text:p text:style-name="P22">20<text:tab/>Can view content type<text:tab/>5<text:tab/>view_contenttype</text:p>
      <text:p text:style-name="P22">21<text:tab/>Can add session<text:tab/>6<text:tab/>add_session</text:p>
      <text:p text:style-name="P22">22<text:tab/>Can change session<text:tab/>6<text:tab/>change_session</text:p>
      <text:p text:style-name="P22">23<text:tab/>Can delete session<text:tab/>6<text:tab/>delete_session</text:p>
      <text:p text:style-name="P22">24<text:tab/>Can view session<text:tab/>6<text:tab/>view_session</text:p>
      <text:p text:style-name="P22">25<text:tab/>Can add API key<text:tab/>7<text:tab/>add_apikey</text:p>
      <text:p text:style-name="P22">26<text:tab/>Can change API key<text:tab/>7<text:tab/>change_apikey</text:p>
      <text:p text:style-name="P22">27<text:tab/>Can delete API key<text:tab/>7<text:tab/>delete_apikey</text:p>
      <text:p text:style-name="P22">28<text:tab/>Can view API key<text:tab/>7<text:tab/>view_apikey</text:p>
      <text:p text:style-name="P22">29<text:tab/>Can add auto<text:tab/>8<text:tab/>add_auto</text:p>
      <text:p text:style-name="P22">30<text:tab/>Can change auto<text:tab/>8<text:tab/>change_auto</text:p>
      <text:p text:style-name="P22">31<text:tab/>Can delete auto<text:tab/>8<text:tab/>delete_auto</text:p>
      <text:p text:style-name="P22">32<text:tab/>Can view auto<text:tab/>8<text:tab/>view_auto</text:p>
      <text:p text:style-name="P22">33<text:tab/>Can add make<text:tab/>9<text:tab/>add_make</text:p>
      <text:p text:style-name="P22">34<text:tab/>Can change make<text:tab/>9<text:tab/>change_make</text:p>
      <text:p text:style-name="P22">35<text:tab/>Can delete make<text:tab/>9<text:tab/>delete_make</text:p>
      <text:p text:style-name="P22">36<text:tab/>Can view make<text:tab/>9<text:tab/>view_make</text:p>
      <text:p text:style-name="P22">37<text:tab/>Can add model<text:tab/>10<text:tab/>add_model</text:p>
      <text:p text:style-name="P22">38<text:tab/>Can change model<text:tab/>10<text:tab/>change_model</text:p>
      <text:p text:style-name="P22">39<text:tab/>Can delete model<text:tab/>10<text:tab/>delete_model</text:p>
      <text:p text:style-name="P22">40<text:tab/>Can view model<text:tab/>10<text:tab/>view_model</text:p>
      <text:p text:style-name="P22">41<text:tab/>Can add filter<text:tab/>11<text:tab/>add_filter</text:p>
      <text:p text:style-name="P22">42<text:tab/>Can change filter<text:tab/>11<text:tab/>change_filter</text:p>
      <text:p text:style-name="P22">43<text:tab/>Can delete filter<text:tab/>11<text:tab/>delete_filter</text:p>
      <text:p text:style-name="P22">44<text:tab/>Can view filter<text:tab/>11<text:tab/>view_filter</text:p>
      <text:p text:style-name="P22">45<text:tab/>Can add telegram user<text:tab/>12<text:tab/>add_telegramuser</text:p>
      <text:p text:style-name="P22">46<text:tab/>Can change telegram user<text:tab/>12<text:tab/>change_telegramuser</text:p>
      <text:p text:style-name="P22">47<text:tab/>Can delete telegram user<text:tab/>12<text:tab/>delete_telegramuser</text:p>
      <text:p text:style-name="P22">48<text:tab/>Can view telegram user<text:tab/>12<text:tab/>view_telegramuser</text:p>
      <text:p text:style-name="P22">49<text:tab/>Can add Telegram user API key<text:tab/>13<text:tab/>add_telegramuserapikey</text:p>
      <text:p text:style-name="P22">50<text:tab/>Can change Telegram user API key<text:tab/>13<text:tab/>change_telegramuserapikey</text:p>
      <text:p text:style-name="P22">51<text:tab/>Can delete Telegram user API key<text:tab/>13<text:tab/>delete_telegramuserapikey</text:p>
      <text:p text:style-name="P22">52<text:tab/>Can view Telegram user API key<text:tab/>13<text:tab/>view_telegramuserapikey</text:p>
      <text:p text:style-name="P22">\.</text:p>
      <text:p text:style-name="P22"><text:soft-page-break/></text:p>
      <text:p text:style-name="P22"/>
      <text:p text:style-name="P22">--</text:p>
      <text:p text:style-name="P22">-- Data for Name: auth_user; Type: TABLE DATA; Schema: public; Owner: student</text:p>
      <text:p text:style-name="P22">--</text:p>
      <text:p text:style-name="P22"/>
      <text:p text:style-name="P22">COPY public.auth_user (id, password, last_login, is_superuser, username, first_name, last_name, email, is_staff, is_active, date_joined) FROM stdin;</text:p>
      <text:p text:style-name="P22">1<text:tab/>pbkdf2_sha256$216000$o1089BOBf7UK$BWh7QNetKWcmmV+NnqhPE+bRzdApI5FHw4OBB2LQ3wQ=<text:tab/>2020-11-18 12:36:36.51383+03<text:tab/>t<text:tab/>admin<text:tab/><text:tab/><text:tab/><text:tab/>t<text:tab/>t<text:tab/>2020-11-18 12:36:13.216069+03</text:p>
      <text:p text:style-name="P22">\.</text:p>
      <text:p text:style-name="P22"/>
      <text:p text:style-name="P22"/>
      <text:p text:style-name="P22">--</text:p>
      <text:p text:style-name="P22">-- Data for Name: auth_user_groups; Type: TABLE DATA; Schema: public; Owner: student</text:p>
      <text:p text:style-name="P22">--</text:p>
      <text:p text:style-name="P22"/>
      <text:p text:style-name="P22">COPY public.auth_user_groups (id, user_id, group_id) FROM stdin;</text:p>
      <text:p text:style-name="P22">\.</text:p>
      <text:p text:style-name="P22"/>
      <text:p text:style-name="P22"/>
      <text:p text:style-name="P22">--</text:p>
      <text:p text:style-name="P22">-- Data for Name: auth_user_user_permissions; Type: TABLE DATA; Schema: public; Owner: student</text:p>
      <text:p text:style-name="P22">--</text:p>
      <text:p text:style-name="P22"/>
      <text:p text:style-name="P22">COPY public.auth_user_user_permissions (id, user_id, permission_id) FROM stdin;</text:p>
      <text:p text:style-name="P22">\.</text:p>
      <text:p text:style-name="P22"/>
      <text:p text:style-name="P22"/>
      <text:p text:style-name="P22">--</text:p>
      <text:p text:style-name="P22">-- Data for Name: bot_user; Type: TABLE DATA; Schema: public; Owner: student</text:p>
      <text:p text:style-name="P22">--</text:p>
      <text:p text:style-name="P22"/>
      <text:p text:style-name="P22"><text:soft-page-break/>COPY public.bot_user (id, telegram_id, subscription_end) FROM stdin;</text:p>
      <text:p text:style-name="P22">\.</text:p>
      <text:p text:style-name="P22"/>
      <text:p text:style-name="P22">--</text:p>
      <text:p text:style-name="P22">-- Data for Name: django_admin_log; Type: TABLE DATA; Schema: public; Owner: student</text:p>
      <text:p text:style-name="P22">--</text:p>
      <text:p text:style-name="P22"/>
      <text:p text:style-name="P22">COPY public.django_admin_log (id, action_time, object_id, object_repr, action_flag, change_message, content_type_id, user_id) FROM stdin;</text:p>
      <text:p text:style-name="P22">\.</text:p>
      <text:p text:style-name="P22"/>
      <text:p text:style-name="P22"/>
      <text:p text:style-name="P22">--</text:p>
      <text:p text:style-name="P22">-- Data for Name: django_content_type; Type: TABLE DATA; Schema: public; Owner: student</text:p>
      <text:p text:style-name="P22">--</text:p>
      <text:p text:style-name="P22"/>
      <text:p text:style-name="P22">COPY public.django_content_type (id, app_label, model) FROM stdin;</text:p>
      <text:p text:style-name="P22">1<text:tab/>admin<text:tab/>logentry</text:p>
      <text:p text:style-name="P22">2<text:tab/>auth<text:tab/>permission</text:p>
      <text:p text:style-name="P22">3<text:tab/>auth<text:tab/>group</text:p>
      <text:p text:style-name="P22">4<text:tab/>auth<text:tab/>user</text:p>
      <text:p text:style-name="P22">5<text:tab/>contenttypes<text:tab/>contenttype</text:p>
      <text:p text:style-name="P22">6<text:tab/>sessions<text:tab/>session</text:p>
      <text:p text:style-name="P22">7<text:tab/>rest_framework_api_key<text:tab/>apikey</text:p>
      <text:p text:style-name="P22">8<text:tab/>autos<text:tab/>auto</text:p>
      <text:p text:style-name="P22">9<text:tab/>autos<text:tab/>make</text:p>
      <text:p text:style-name="P22">10<text:tab/>autos<text:tab/>model</text:p>
      <text:p text:style-name="P22">11<text:tab/>bot<text:tab/>filter</text:p>
      <text:p text:style-name="P22">13<text:tab/>bot<text:tab/>telegramuserapikey</text:p>
      <text:p text:style-name="P22">12<text:tab/>bot<text:tab/>user</text:p>
      <text:p text:style-name="P22">\.</text:p>
      <text:p text:style-name="P22"/>
      <text:p text:style-name="P22"/>
      <text:p text:style-name="P22">--</text:p>
      <text:p text:style-name="P22">-- Data for Name: django_migrations; Type: TABLE DATA; Schema: public; Owner: student</text:p>
      <text:p text:style-name="P22"><text:soft-page-break/>--</text:p>
      <text:p text:style-name="P22"/>
      <text:p text:style-name="P22">COPY public.django_migrations (id, app, name, applied) FROM stdin;</text:p>
      <text:p text:style-name="P22">1<text:tab/>contenttypes<text:tab/>0001_initial<text:tab/>2020-11-18 12:33:43.810515+03</text:p>
      <text:p text:style-name="P22">2<text:tab/>auth<text:tab/>0001_initial<text:tab/>2020-11-18 12:33:44.471832+03</text:p>
      <text:p text:style-name="P22">3<text:tab/>admin<text:tab/>0001_initial<text:tab/>2020-11-18 12:33:45.472303+03</text:p>
      <text:p text:style-name="P22">4<text:tab/>admin<text:tab/>0002_logentry_remove_auto_add<text:tab/>2020-11-18 12:33:45.686502+03</text:p>
      <text:p text:style-name="P22">5<text:tab/>admin<text:tab/>0003_logentry_add_action_flag_choices<text:tab/>2020-11-18 12:33:45.784846+03</text:p>
      <text:p text:style-name="P22">6<text:tab/>contenttypes<text:tab/>0002_remove_content_type_name<text:tab/>2020-11-18 12:33:45.953319+03</text:p>
      <text:p text:style-name="P22">7<text:tab/>auth<text:tab/>0002_alter_permission_name_max_length<text:tab/>2020-11-18 12:33:46.051095+03</text:p>
      <text:p text:style-name="P22">8<text:tab/>auth<text:tab/>0003_alter_user_email_max_length<text:tab/>2020-11-18 12:33:46.138153+03</text:p>
      <text:p text:style-name="P22">9<text:tab/>auth<text:tab/>0004_alter_user_username_opts<text:tab/>2020-11-18 12:33:46.217432+03</text:p>
      <text:p text:style-name="P22">10<text:tab/>auth<text:tab/>0005_alter_user_last_login_null<text:tab/>2020-11-18 12:33:46.309984+03</text:p>
      <text:p text:style-name="P22">11<text:tab/>auth<text:tab/>0006_require_contenttypes_0002<text:tab/>2020-11-18 12:33:46.33098+03</text:p>
      <text:p text:style-name="P22">12<text:tab/>auth<text:tab/>0007_alter_validators_add_error_messages<text:tab/>2020-11-18 12:33:46.424999+03</text:p>
      <text:p text:style-name="P22">13<text:tab/>auth<text:tab/>0008_alter_user_username_max_length<text:tab/>2020-11-18 12:33:46.586882+03</text:p>
      <text:p text:style-name="P22">14<text:tab/>auth<text:tab/>0009_alter_user_last_name_max_length<text:tab/>2020-11-18 12:33:46.687498+03</text:p>
      <text:p text:style-name="P22">15<text:tab/>auth<text:tab/>0010_alter_group_name_max_length<text:tab/>2020-11-18 12:33:46.790988+03</text:p>
      <text:p text:style-name="P22">16<text:tab/>auth<text:tab/>0011_update_proxy_permissions<text:tab/>2020-11-18 12:33:46.888055+03</text:p>
      <text:p text:style-name="P22">17<text:tab/>auth<text:tab/>0012_alter_user_first_name_max_length<text:tab/>2020-11-18 12:33:46.976348+03</text:p>
      <text:p text:style-name="P22">18<text:tab/>bot<text:tab/>0001_initial<text:tab/>2020-11-18 12:33:47.127205+03</text:p>
      <text:p text:style-name="P22">19<text:tab/>autos<text:tab/>0001_initial<text:tab/>2020-11-18 12:33:47.23795+03</text:p>
      <text:p text:style-name="P22">20<text:tab/>autos<text:tab/>0002_auto_20201029_2041<text:tab/>2020-11-18 12:33:47.320938+03</text:p>
      <text:p text:style-name="P22">21<text:tab/>autos<text:tab/>0003_auto_20201031_1440<text:tab/>2020-11-18 12:33:47.479844+03</text:p>
      <text:p text:style-name="P22">22<text:tab/>autos<text:tab/>0004_auto_20201031_1730<text:tab/>2020-11-18 12:33:47.597047+03</text:p>
      <text:p text:style-name="P22">23<text:tab/>autos<text:tab/>0005_auto_20201102_1747<text:tab/>2020-11-18 12:33:48.103816+03</text:p>
      <text:p text:style-name="P22">24<text:tab/>autos<text:tab/>0006_auto_20201102_1800<text:tab/>2020-11-18 12:33:48.44786+03</text:p>
      <text:p text:style-name="P22">25<text:tab/>autos<text:tab/>0007_auto_20201102_1815<text:tab/>2020-11-18 12:33:48.705528+03</text:p>
      <text:p text:style-name="P22">26<text:tab/>autos<text:tab/>0008_auto_20201102_1825<text:tab/>2020-11-18 12:33:48.935779+03</text:p>
      <text:p text:style-name="P22">27<text:tab/>autos<text:tab/>0009_auto_20201104_1713<text:tab/>2020-11-18 12:33:49.014808+03</text:p>
      <text:p text:style-name="P22">28<text:tab/>autos<text:tab/>0010_auto_20201106_1613<text:tab/>2020-11-18 12:33:49.095894+03</text:p>
      <text:p text:style-name="P22">29<text:tab/>autos<text:tab/>0011_filter_user<text:tab/>2020-11-18 12:33:49.172756+03</text:p>
      <text:p text:style-name="P22">30<text:tab/>autos<text:tab/>0012_auto_20201108_1547<text:tab/>2020-11-18 12:33:49.614957+03</text:p>
      <text:p text:style-name="P22">31<text:tab/>autos<text:tab/>0013_delete_filter<text:tab/>2020-11-18 12:33:49.659124+03</text:p>
      <text:p text:style-name="P22">32<text:tab/>autos<text:tab/>0014_auto_20201108_2032<text:tab/>2020-11-18 12:33:49.764683+03</text:p>
      <text:p text:style-name="P22"><text:soft-page-break/>33<text:tab/>bot<text:tab/>0002_auto_20201108_1558<text:tab/>2020-11-18 12:33:49.976968+03</text:p>
      <text:p text:style-name="P22">37<text:tab/>rest_framework_api_key<text:tab/>0001_initial<text:tab/>2020-11-18 12:33:51.30075+03</text:p>
      <text:p text:style-name="P22">38<text:tab/>rest_framework_api_key<text:tab/>0002_auto_20190529_2243<text:tab/>2020-11-18 12:33:51.485913+03</text:p>
      <text:p text:style-name="P22">39<text:tab/>rest_framework_api_key<text:tab/>0003_auto_20190623_1952<text:tab/>2020-11-18 12:33:51.522444+03</text:p>
      <text:p text:style-name="P22">40<text:tab/>rest_framework_api_key<text:tab/>0004_prefix_hashed_key<text:tab/>2020-11-18 12:33:51.778778+03</text:p>
      <text:p text:style-name="P22">41<text:tab/>sessions<text:tab/>0001_initial<text:tab/>2020-11-18 12:33:52.002403+03</text:p>
      <text:p text:style-name="P22">\.</text:p>
      <text:p text:style-name="P22"/>
      <text:p text:style-name="P22"/>
      <text:p text:style-name="P22">--</text:p>
      <text:p text:style-name="P22">-- Data for Name: django_session; Type: TABLE DATA; Schema: public; Owner: student</text:p>
      <text:p text:style-name="P22">--</text:p>
      <text:p text:style-name="P22"/>
      <text:p text:style-name="P22">COPY public.django_session (session_key, session_data, expire_date) FROM stdin;</text:p>
      <text:p text:style-name="P22">eqlr8ow5o7dxq2h7gi3hi2ekijkwzir9<text:tab/>.eJxVjEEOgjAQRe_StWlmSmGsS_ecoRk6U4saSCisjHdXEha6_e-9_zKRt7XEreoSRzEXg-b0uw2cHjrtQO483Wab5mldxsHuij1otf0s-rwe7t9B4Vq-dcaWSMVrUmbIFLjjTKkDH86t-jZTE5rGYQgo6gAYHA5CCREBUMW8P-2GN5A:1kfJtE:dND8FXvIqgnV0AbmJqVNzDyEn1san4rJ69ctYBDGBNw<text:tab/>2020-12-02 12:36:36.53953+03</text:p>
      <text:p text:style-name="P22">\.</text:p>
      <text:p text:style-name="P22"/>
      <text:p text:style-name="P22"/>
      <text:p text:style-name="P22">--</text:p>
      <text:p text:style-name="P22">-- Data for Name: rest_framework_api_key_apikey; Type: TABLE DATA; Schema: public; Owner: student</text:p>
      <text:p text:style-name="P22">--</text:p>
      <text:p text:style-name="P22"/>
      <text:p text:style-name="P22">COPY public.rest_framework_api_key_apikey (id, created, name, revoked, expiry_date, hashed_key, prefix) FROM stdin;</text:p>
      <text:p text:style-name="P22">\.</text:p>
      <text:p text:style-name="P22"/>
      <text:p text:style-name="P22"/>
      <text:p text:style-name="P22">--</text:p>
      <text:p text:style-name="P22">-- Name: auth_group_id_seq; Type: SEQUENCE SET; Schema: public; Owner: student</text:p>
      <text:p text:style-name="P22">--</text:p>
      <text:p text:style-name="P22"/>
      <text:p text:style-name="P22">SELECT pg_catalog.setval('public.auth_group_id_seq', 1, false);</text:p>
      <text:p text:style-name="P22"><text:soft-page-break/></text:p>
      <text:p text:style-name="P22"/>
      <text:p text:style-name="P22">--</text:p>
      <text:p text:style-name="P22">-- Name: auth_group_permissions_id_seq; Type: SEQUENCE SET; Schema: public; Owner: student</text:p>
      <text:p text:style-name="P22">--</text:p>
      <text:p text:style-name="P22"/>
      <text:p text:style-name="P22">SELECT pg_catalog.setval('public.auth_group_permissions_id_seq', 1, false);</text:p>
      <text:p text:style-name="P22"/>
      <text:p text:style-name="P22"/>
      <text:p text:style-name="P22">--</text:p>
      <text:p text:style-name="P22">-- Name: auth_permission_id_seq; Type: SEQUENCE SET; Schema: public; Owner: student</text:p>
      <text:p text:style-name="P22">--</text:p>
      <text:p text:style-name="P22"/>
      <text:p text:style-name="P22">SELECT pg_catalog.setval('public.auth_permission_id_seq', 52, true);</text:p>
      <text:p text:style-name="P22"/>
      <text:p text:style-name="P22"/>
      <text:p text:style-name="P22">--</text:p>
      <text:p text:style-name="P22">-- Name: auth_user_groups_id_seq; Type: SEQUENCE SET; Schema: public; Owner: student</text:p>
      <text:p text:style-name="P22">--</text:p>
      <text:p text:style-name="P22"/>
      <text:p text:style-name="P22">SELECT pg_catalog.setval('public.auth_user_groups_id_seq', 1, false);</text:p>
      <text:p text:style-name="P22"/>
      <text:p text:style-name="P22"/>
      <text:p text:style-name="P22">--</text:p>
      <text:p text:style-name="P22">-- Name: auth_user_id_seq; Type: SEQUENCE SET; Schema: public; Owner: student</text:p>
      <text:p text:style-name="P22">--</text:p>
      <text:p text:style-name="P22"/>
      <text:p text:style-name="P22">SELECT pg_catalog.setval('public.auth_user_id_seq', 1, true);</text:p>
      <text:p text:style-name="P22"/>
      <text:p text:style-name="P22"/>
      <text:p text:style-name="P22">--</text:p>
      <text:p text:style-name="P22">-- Name: auth_user_user_permissions_id_seq; Type: SEQUENCE SET; Schema: public; Owner: student</text:p>
      <text:p text:style-name="P22">--</text:p>
      <text:p text:style-name="P22"/>
      <text:p text:style-name="P22"><text:soft-page-break/>SELECT pg_catalog.setval('public.auth_user_user_permissions_id_seq', 1, false);</text:p>
      <text:p text:style-name="P22"/>
      <text:p text:style-name="P22"/>
      <text:p text:style-name="P22">--</text:p>
      <text:p text:style-name="P22">-- Name: bot_user_id_seq; Type: SEQUENCE SET; Schema: public; Owner: student</text:p>
      <text:p text:style-name="P22">--</text:p>
      <text:p text:style-name="P22"/>
      <text:p text:style-name="P22">SELECT pg_catalog.setval('public.bot_user_id_seq', 1, false);</text:p>
      <text:p text:style-name="P22"/>
      <text:p text:style-name="P22"/>
      <text:p text:style-name="P22">--</text:p>
      <text:p text:style-name="P22">-- Name: django_admin_log_id_seq; Type: SEQUENCE SET; Schema: public; Owner: student</text:p>
      <text:p text:style-name="P22">--</text:p>
      <text:p text:style-name="P22"/>
      <text:p text:style-name="P22">SELECT pg_catalog.setval('public.django_admin_log_id_seq', 1, false);</text:p>
      <text:p text:style-name="P22"/>
      <text:p text:style-name="P22"/>
      <text:p text:style-name="P22">--</text:p>
      <text:p text:style-name="P22">-- Name: django_content_type_id_seq; Type: SEQUENCE SET; Schema: public; Owner: student</text:p>
      <text:p text:style-name="P22">--</text:p>
      <text:p text:style-name="P22"/>
      <text:p text:style-name="P22">SELECT pg_catalog.setval('public.django_content_type_id_seq', 13, true);</text:p>
      <text:p text:style-name="P22"/>
      <text:p text:style-name="P22"/>
      <text:p text:style-name="P22">--</text:p>
      <text:p text:style-name="P22">-- Name: django_migrations_id_seq; Type: SEQUENCE SET; Schema: public; Owner: student</text:p>
      <text:p text:style-name="P22">--</text:p>
      <text:p text:style-name="P22"/>
      <text:p text:style-name="P22">SELECT pg_catalog.setval('public.django_migrations_id_seq', 41, true);</text:p>
      <text:p text:style-name="P22"/>
      <text:p text:style-name="P22"/>
      <text:p text:style-name="P22">--</text:p>
      <text:p text:style-name="P22">-- Name: auth_group auth_group_name_key; Type: CONSTRAINT; Schema: public; Owner: student</text:p>
      <text:p text:style-name="P22">--</text:p>
      <text:p text:style-name="P22"><text:soft-page-break/></text:p>
      <text:p text:style-name="P22">ALTER TABLE ONLY public.auth_group</text:p>
      <text:p text:style-name="P22"><text:s text:c="4"/>ADD CONSTRAINT auth_group_name_key UNIQUE (name);</text:p>
      <text:p text:style-name="P22"/>
      <text:p text:style-name="P22"/>
      <text:p text:style-name="P22">--</text:p>
      <text:p text:style-name="P22">-- Name: auth_group_permissions auth_group_permissions_group_id_permission_id_0cd325b0_uniq; Type: CONSTRAINT; Schema: public; Owner: student</text:p>
      <text:p text:style-name="P22">--</text:p>
      <text:p text:style-name="P22"/>
      <text:p text:style-name="P22">ALTER TABLE ONLY public.auth_group_permissions</text:p>
      <text:p text:style-name="P22"><text:s text:c="4"/>ADD CONSTRAINT auth_group_permissions_group_id_permission_id_0cd325b0_uniq UNIQUE (group_id, permission_id);</text:p>
      <text:p text:style-name="P22"/>
      <text:p text:style-name="P22"/>
      <text:p text:style-name="P22">--</text:p>
      <text:p text:style-name="P22">-- Name: auth_group_permissions auth_group_permissions_pkey; Type: CONSTRAINT; Schema: public; Owner: student</text:p>
      <text:p text:style-name="P22">--</text:p>
      <text:p text:style-name="P22"/>
      <text:p text:style-name="P22">ALTER TABLE ONLY public.auth_group_permissions</text:p>
      <text:p text:style-name="P22"><text:s text:c="4"/>ADD CONSTRAINT auth_group_permissions_pkey PRIMARY KEY (id);</text:p>
      <text:p text:style-name="P22"/>
      <text:p text:style-name="P22"/>
      <text:p text:style-name="P22">--</text:p>
      <text:p text:style-name="P22">-- Name: auth_group auth_group_pkey; Type: CONSTRAINT; Schema: public; Owner: student</text:p>
      <text:p text:style-name="P22">--</text:p>
      <text:p text:style-name="P22"/>
      <text:p text:style-name="P22">ALTER TABLE ONLY public.auth_group</text:p>
      <text:p text:style-name="P22"><text:s text:c="4"/>ADD CONSTRAINT auth_group_pkey PRIMARY KEY (id);</text:p>
      <text:p text:style-name="P22"/>
      <text:p text:style-name="P22"/>
      <text:p text:style-name="P22">--</text:p>
      <text:p text:style-name="P22">-- Name: auth_permission auth_permission_content_type_id_codename_01ab375a_uniq; Type: CONSTRAINT; Schema: public; Owner: student</text:p>
      <text:p text:style-name="P22">--</text:p>
      <text:p text:style-name="P22"><text:soft-page-break/></text:p>
      <text:p text:style-name="P22">ALTER TABLE ONLY public.auth_permission</text:p>
      <text:p text:style-name="P22"><text:s text:c="4"/>ADD CONSTRAINT auth_permission_content_type_id_codename_01ab375a_uniq UNIQUE (content_type_id, codename);</text:p>
      <text:p text:style-name="P22"/>
      <text:p text:style-name="P22"/>
      <text:p text:style-name="P22">--</text:p>
      <text:p text:style-name="P22">-- Name: auth_permission auth_permission_pkey; Type: CONSTRAINT; Schema: public; Owner: student</text:p>
      <text:p text:style-name="P22">--</text:p>
      <text:p text:style-name="P22"/>
      <text:p text:style-name="P22">ALTER TABLE ONLY public.auth_permission</text:p>
      <text:p text:style-name="P22"><text:s text:c="4"/>ADD CONSTRAINT auth_permission_pkey PRIMARY KEY (id);</text:p>
      <text:p text:style-name="P22"/>
      <text:p text:style-name="P22"/>
      <text:p text:style-name="P22">--</text:p>
      <text:p text:style-name="P22">-- Name: auth_user_groups auth_user_groups_pkey; Type: CONSTRAINT; Schema: public; Owner: student</text:p>
      <text:p text:style-name="P22">--</text:p>
      <text:p text:style-name="P22"/>
      <text:p text:style-name="P22">ALTER TABLE ONLY public.auth_user_groups</text:p>
      <text:p text:style-name="P22"><text:s text:c="4"/>ADD CONSTRAINT auth_user_groups_pkey PRIMARY KEY (id);</text:p>
      <text:p text:style-name="P22"/>
      <text:p text:style-name="P22"/>
      <text:p text:style-name="P22">--</text:p>
      <text:p text:style-name="P22">-- Name: auth_user_groups auth_user_groups_user_id_group_id_94350c0c_uniq; Type: CONSTRAINT; Schema: public; Owner: student</text:p>
      <text:p text:style-name="P22">--</text:p>
      <text:p text:style-name="P22"/>
      <text:p text:style-name="P22">ALTER TABLE ONLY public.auth_user_groups</text:p>
      <text:p text:style-name="P22"><text:s text:c="4"/>ADD CONSTRAINT auth_user_groups_user_id_group_id_94350c0c_uniq UNIQUE (user_id, group_id);</text:p>
      <text:p text:style-name="P22"/>
      <text:p text:style-name="P22"/>
      <text:p text:style-name="P22">--</text:p>
      <text:p text:style-name="P22">-- Name: auth_user auth_user_pkey; Type: CONSTRAINT; Schema: public; Owner: student</text:p>
      <text:p text:style-name="P22">--</text:p>
      <text:p text:style-name="P22"><text:soft-page-break/></text:p>
      <text:p text:style-name="P22">ALTER TABLE ONLY public.auth_user</text:p>
      <text:p text:style-name="P22"><text:s text:c="4"/>ADD CONSTRAINT auth_user_pkey PRIMARY KEY (id);</text:p>
      <text:p text:style-name="P22"/>
      <text:p text:style-name="P22"/>
      <text:p text:style-name="P22">--</text:p>
      <text:p text:style-name="P22">-- Name: auth_user_user_permissions auth_user_user_permissions_pkey; Type: CONSTRAINT; Schema: public; Owner: student</text:p>
      <text:p text:style-name="P22">--</text:p>
      <text:p text:style-name="P22"/>
      <text:p text:style-name="P22">ALTER TABLE ONLY public.auth_user_user_permissions</text:p>
      <text:p text:style-name="P22"><text:s text:c="4"/>ADD CONSTRAINT auth_user_user_permissions_pkey PRIMARY KEY (id);</text:p>
      <text:p text:style-name="P22"/>
      <text:p text:style-name="P22"/>
      <text:p text:style-name="P22">--</text:p>
      <text:p text:style-name="P22">-- Name: auth_user_user_permissions auth_user_user_permissions_user_id_permission_id_14a6b632_uniq; Type: CONSTRAINT; Schema: public; Owner: student</text:p>
      <text:p text:style-name="P22">--</text:p>
      <text:p text:style-name="P22"/>
      <text:p text:style-name="P22">ALTER TABLE ONLY public.auth_user_user_permissions</text:p>
      <text:p text:style-name="P22"><text:s text:c="4"/>ADD CONSTRAINT auth_user_user_permissions_user_id_permission_id_14a6b632_uniq UNIQUE (user_id, permission_id);</text:p>
      <text:p text:style-name="P22"/>
      <text:p text:style-name="P22"/>
      <text:p text:style-name="P22">--</text:p>
      <text:p text:style-name="P22">-- Name: auth_user auth_user_username_key; Type: CONSTRAINT; Schema: public; Owner: student</text:p>
      <text:p text:style-name="P22">--</text:p>
      <text:p text:style-name="P22"/>
      <text:p text:style-name="P22">ALTER TABLE ONLY public.auth_user</text:p>
      <text:p text:style-name="P22"><text:s text:c="4"/>ADD CONSTRAINT auth_user_username_key UNIQUE (username);</text:p>
      <text:p text:style-name="P22"/>
      <text:p text:style-name="P22"/>
      <text:p text:style-name="P22">--</text:p>
      <text:p text:style-name="P22">-- Name: bot_user bot_user_pkey; Type: CONSTRAINT; Schema: public; Owner: student</text:p>
      <text:p text:style-name="P22">--</text:p>
      <text:p text:style-name="P22"><text:soft-page-break/></text:p>
      <text:p text:style-name="P22">ALTER TABLE ONLY public.bot_user</text:p>
      <text:p text:style-name="P22"><text:s text:c="4"/>ADD CONSTRAINT bot_user_pkey PRIMARY KEY (id);</text:p>
      <text:p text:style-name="P22"/>
      <text:p text:style-name="P22"/>
      <text:p text:style-name="P22">--</text:p>
      <text:p text:style-name="P22">-- Name: bot_user bot_user_telegram_id_key; Type: CONSTRAINT; Schema: public; Owner: student</text:p>
      <text:p text:style-name="P22">--</text:p>
      <text:p text:style-name="P22"/>
      <text:p text:style-name="P22">ALTER TABLE ONLY public.bot_user</text:p>
      <text:p text:style-name="P22"><text:s text:c="4"/>ADD CONSTRAINT bot_user_telegram_id_key UNIQUE (telegram_id);</text:p>
      <text:p text:style-name="P22"/>
      <text:p text:style-name="P22"/>
      <text:p text:style-name="P22">--</text:p>
      <text:p text:style-name="P22">-- Name: django_admin_log django_admin_log_pkey; Type: CONSTRAINT; Schema: public; Owner: student</text:p>
      <text:p text:style-name="P22">--</text:p>
      <text:p text:style-name="P22"/>
      <text:p text:style-name="P22">ALTER TABLE ONLY public.django_admin_log</text:p>
      <text:p text:style-name="P22"><text:s text:c="4"/>ADD CONSTRAINT django_admin_log_pkey PRIMARY KEY (id);</text:p>
      <text:p text:style-name="P22"/>
      <text:p text:style-name="P22"/>
      <text:p text:style-name="P22">--</text:p>
      <text:p text:style-name="P22">-- Name: django_content_type django_content_type_app_label_model_76bd3d3b_uniq; Type: CONSTRAINT; Schema: public; Owner: student</text:p>
      <text:p text:style-name="P22">--</text:p>
      <text:p text:style-name="P22"/>
      <text:p text:style-name="P22">ALTER TABLE ONLY public.django_content_type</text:p>
      <text:p text:style-name="P22"><text:s text:c="4"/>ADD CONSTRAINT django_content_type_app_label_model_76bd3d3b_uniq UNIQUE (app_label, model);</text:p>
      <text:p text:style-name="P22"/>
      <text:p text:style-name="P22"/>
      <text:p text:style-name="P22">--</text:p>
      <text:p text:style-name="P22">-- Name: django_content_type django_content_type_pkey; Type: CONSTRAINT; Schema: public; Owner: student</text:p>
      <text:p text:style-name="P22">--</text:p>
      <text:p text:style-name="P22"><text:soft-page-break/></text:p>
      <text:p text:style-name="P22">ALTER TABLE ONLY public.django_content_type</text:p>
      <text:p text:style-name="P22"><text:s text:c="4"/>ADD CONSTRAINT django_content_type_pkey PRIMARY KEY (id);</text:p>
      <text:p text:style-name="P22">--</text:p>
      <text:p text:style-name="P22">-- Name: django_migrations django_migrations_pkey; Type: CONSTRAINT; Schema: public; Owner: student</text:p>
      <text:p text:style-name="P22">--</text:p>
      <text:p text:style-name="P22">ALTER TABLE ONLY public.django_migrations</text:p>
      <text:p text:style-name="P22"><text:s text:c="4"/>ADD CONSTRAINT django_migrations_pkey PRIMARY KEY (id);</text:p>
      <text:p text:style-name="P22">--</text:p>
      <text:p text:style-name="P22">-- Name: django_session django_session_pkey; Type: CONSTRAINT; Schema: public; Owner: student</text:p>
      <text:p text:style-name="P22">--</text:p>
      <text:p text:style-name="P22"/>
      <text:p text:style-name="P22">ALTER TABLE ONLY public.django_session</text:p>
      <text:p text:style-name="P22"><text:s text:c="4"/>ADD CONSTRAINT django_session_pkey PRIMARY KEY (session_key);</text:p>
      <text:p text:style-name="P22">--</text:p>
      <text:p text:style-name="P22">-- Name: rest_framework_api_key_apikey rest_framework_api_key_apikey_pkey; Type: CONSTRAINT; Schema: public; Owner: student</text:p>
      <text:p text:style-name="P22">--</text:p>
      <text:p text:style-name="P22">ALTER TABLE ONLY public.rest_framework_api_key_apikey</text:p>
      <text:p text:style-name="P22"><text:s text:c="4"/>ADD CONSTRAINT rest_framework_api_key_apikey_pkey PRIMARY KEY (id);</text:p>
      <text:p text:style-name="P22">--</text:p>
      <text:p text:style-name="P22">-- Name: rest_framework_api_key_apikey rest_framework_api_key_apikey_prefix_key; Type: CONSTRAINT; Schema: public; Owner: student</text:p>
      <text:p text:style-name="P22">--</text:p>
      <text:p text:style-name="P22"/>
      <text:p text:style-name="P22">ALTER TABLE ONLY public.rest_framework_api_key_apikey</text:p>
      <text:p text:style-name="P22"><text:s text:c="4"/>ADD CONSTRAINT rest_framework_api_key_apikey_prefix_key UNIQUE (prefix);</text:p>
      <text:p text:style-name="P22">--</text:p>
      <text:p text:style-name="P22">-- Name: auth_group_name_a6ea08ec_like; Type: INDEX; Schema: public; Owner: student</text:p>
      <text:p text:style-name="P22">--</text:p>
      <text:p text:style-name="P22">CREATE INDEX auth_group_name_a6ea08ec_like ON public.auth_group USING btree (name varchar_pattern_ops);</text:p>
      <text:p text:style-name="P22">--</text:p>
      <text:p text:style-name="P22">-- Name: auth_group_permissions_group_id_b120cbf9; Type: INDEX; Schema: public; Owner: student</text:p>
      <text:p text:style-name="P22"><text:soft-page-break/>--</text:p>
      <text:p text:style-name="P22">CREATE INDEX auth_group_permissions_group_id_b120cbf9 ON public.auth_group_permissions USING btree (group_id);</text:p>
      <text:p text:style-name="P22">--</text:p>
      <text:p text:style-name="P22">-- Name: auth_group_permissions_permission_id_84c5c92e; Type: INDEX; Schema: public; Owner: student</text:p>
      <text:p text:style-name="P22">--</text:p>
      <text:p text:style-name="P22">CREATE INDEX auth_group_permissions_permission_id_84c5c92e ON public.auth_group_permissions USING btree (permission_id);</text:p>
      <text:p text:style-name="P22">--</text:p>
      <text:p text:style-name="P22">-- Name: auth_permission_content_type_id_2f476e4b; Type: INDEX; Schema: public; Owner: student</text:p>
      <text:p text:style-name="P22">--</text:p>
      <text:p text:style-name="P22">CREATE INDEX auth_permission_content_type_id_2f476e4b ON public.auth_permission USING btree (content_type_id);</text:p>
      <text:p text:style-name="P22"/>
      <text:p text:style-name="P22"/>
      <text:p text:style-name="P22">--</text:p>
      <text:p text:style-name="P22">-- Name: auth_user_groups_group_id_97559544; Type: INDEX; Schema: public; Owner: student</text:p>
      <text:p text:style-name="P22">--</text:p>
      <text:p text:style-name="P22"/>
      <text:p text:style-name="P22">CREATE INDEX auth_user_groups_group_id_97559544 ON public.auth_user_groups USING btree (group_id);</text:p>
      <text:p text:style-name="P22"/>
      <text:p text:style-name="P22"/>
      <text:p text:style-name="P22">--</text:p>
      <text:p text:style-name="P22">-- Name: auth_user_groups_user_id_6a12ed8b; Type: INDEX; Schema: public; Owner: student</text:p>
      <text:p text:style-name="P22">--</text:p>
      <text:p text:style-name="P22"/>
      <text:p text:style-name="P22">CREATE INDEX auth_user_groups_user_id_6a12ed8b ON public.auth_user_groups USING btree (user_id);</text:p>
      <text:p text:style-name="P22"/>
      <text:p text:style-name="P22"/>
      <text:p text:style-name="P22">--</text:p>
      <text:p text:style-name="P22">-- Name: auth_user_user_permissions_permission_id_1fbb5f2c; Type: INDEX; Schema: public; Owner: student</text:p>
      <text:p text:style-name="P22">--</text:p>
      <text:p text:style-name="P22"/>
      <text:p text:style-name="P22"><text:soft-page-break/>CREATE INDEX auth_user_user_permissions_permission_id_1fbb5f2c ON public.auth_user_user_permissions USING btree (permission_id);</text:p>
      <text:p text:style-name="P22"/>
      <text:p text:style-name="P22"/>
      <text:p text:style-name="P22">--</text:p>
      <text:p text:style-name="P22">-- Name: auth_user_user_permissions_user_id_a95ead1b; Type: INDEX; Schema: public; Owner: student</text:p>
      <text:p text:style-name="P22">--</text:p>
      <text:p text:style-name="P22"/>
      <text:p text:style-name="P22">CREATE INDEX auth_user_user_permissions_user_id_a95ead1b ON public.auth_user_user_permissions USING btree (user_id);</text:p>
      <text:p text:style-name="P22"/>
      <text:p text:style-name="P22"/>
      <text:p text:style-name="P22">--</text:p>
      <text:p text:style-name="P22">-- Name: auth_user_username_6821ab7c_like; Type: INDEX; Schema: public; Owner: student</text:p>
      <text:p text:style-name="P22">--</text:p>
      <text:p text:style-name="P22"/>
      <text:p text:style-name="P22">CREATE INDEX auth_user_username_6821ab7c_like ON public.auth_user USING btree (username varchar_pattern_ops);</text:p>
      <text:p text:style-name="P22"/>
      <text:p text:style-name="P22"/>
      <text:p text:style-name="P22">--</text:p>
      <text:p text:style-name="P22">-- Name: django_admin_log_content_type_id_c4bce8eb; Type: INDEX; Schema: public; Owner: student</text:p>
      <text:p text:style-name="P22">--</text:p>
      <text:p text:style-name="P22"/>
      <text:p text:style-name="P22">CREATE INDEX django_admin_log_content_type_id_c4bce8eb ON public.django_admin_log USING btree (content_type_id);</text:p>
      <text:p text:style-name="P22"/>
      <text:p text:style-name="P22"/>
      <text:p text:style-name="P22">--</text:p>
      <text:p text:style-name="P22">-- Name: django_admin_log_user_id_c564eba6; Type: INDEX; Schema: public; Owner: student</text:p>
      <text:p text:style-name="P22">--</text:p>
      <text:p text:style-name="P22"/>
      <text:p text:style-name="P22">CREATE INDEX django_admin_log_user_id_c564eba6 ON public.django_admin_log USING btree (user_id);</text:p>
      <text:p text:style-name="P22"/>
      <text:p text:style-name="P22"><text:soft-page-break/></text:p>
      <text:p text:style-name="P22">--</text:p>
      <text:p text:style-name="P22">-- Name: django_session_expire_date_a5c62663; Type: INDEX; Schema: public; Owner: student</text:p>
      <text:p text:style-name="P22">--</text:p>
      <text:p text:style-name="P22"/>
      <text:p text:style-name="P22">CREATE INDEX django_session_expire_date_a5c62663 ON public.django_session USING btree (expire_date);</text:p>
      <text:p text:style-name="P22"/>
      <text:p text:style-name="P22"/>
      <text:p text:style-name="P22">--</text:p>
      <text:p text:style-name="P22">-- Name: django_session_session_key_c0390e0f_like; Type: INDEX; Schema: public; Owner: student</text:p>
      <text:p text:style-name="P22">--</text:p>
      <text:p text:style-name="P22"/>
      <text:p text:style-name="P22">CREATE INDEX django_session_session_key_c0390e0f_like ON public.django_session USING btree (session_key varchar_pattern_ops);</text:p>
      <text:p text:style-name="P22"/>
      <text:p text:style-name="P22"/>
      <text:p text:style-name="P22">--</text:p>
      <text:p text:style-name="P22">-- Name: rest_framework_api_key_apikey_created_c61872d9; Type: INDEX; Schema: public; Owner: student</text:p>
      <text:p text:style-name="P22">--</text:p>
      <text:p text:style-name="P22"/>
      <text:p text:style-name="P22">CREATE INDEX rest_framework_api_key_apikey_created_c61872d9 ON public.rest_framework_api_key_apikey USING btree (created);</text:p>
      <text:p text:style-name="P22"/>
      <text:p text:style-name="P22"/>
      <text:p text:style-name="P22">--</text:p>
      <text:p text:style-name="P22">-- Name: rest_framework_api_key_apikey_id_6e07e68e_like; Type: INDEX; Schema: public; Owner: student</text:p>
      <text:p text:style-name="P22">--</text:p>
      <text:p text:style-name="P22"/>
      <text:p text:style-name="P22">CREATE INDEX rest_framework_api_key_apikey_id_6e07e68e_like ON public.rest_framework_api_key_apikey USING btree (id varchar_pattern_ops);</text:p>
      <text:p text:style-name="P22"/>
      <text:p text:style-name="P22"/>
      <text:p text:style-name="P22">--</text:p>
      <text:p text:style-name="P22"><text:soft-page-break/>-- Name: rest_framework_api_key_apikey_prefix_4e0db5f8_like; Type: INDEX; Schema: public; Owner: student</text:p>
      <text:p text:style-name="P22">--</text:p>
      <text:p text:style-name="P22"/>
      <text:p text:style-name="P22">CREATE INDEX rest_framework_api_key_apikey_prefix_4e0db5f8_like ON public.rest_framework_api_key_apikey USING btree (prefix varchar_pattern_ops);</text:p>
      <text:p text:style-name="P22"/>
      <text:p text:style-name="P22"/>
      <text:p text:style-name="P22">--</text:p>
      <text:p text:style-name="P22">-- Name: auth_group_permissions auth_group_permissio_permission_id_84c5c92e_fk_auth_perm; Type: FK CONSTRAINT; Schema: public; Owner: student</text:p>
      <text:p text:style-name="P22">--</text:p>
      <text:p text:style-name="P22"/>
      <text:p text:style-name="P22">ALTER TABLE ONLY public.auth_group_permissions</text:p>
      <text:p text:style-name="P22"><text:s text:c="4"/>ADD CONSTRAINT auth_group_permissio_permission_id_84c5c92e_fk_auth_perm FOREIGN KEY (permission_id) REFERENCES public.auth_permission(id) DEFERRABLE INITIALLY DEFERRED;</text:p>
      <text:p text:style-name="P22"/>
      <text:p text:style-name="P22"/>
      <text:p text:style-name="P22">--</text:p>
      <text:p text:style-name="P22">-- Name: auth_group_permissions auth_group_permissions_group_id_b120cbf9_fk_auth_group_id; Type: FK CONSTRAINT; Schema: public; Owner: student</text:p>
      <text:p text:style-name="P22">--</text:p>
      <text:p text:style-name="P22"/>
      <text:p text:style-name="P22">ALTER TABLE ONLY public.auth_group_permissions</text:p>
      <text:p text:style-name="P22"><text:s text:c="4"/>ADD CONSTRAINT auth_group_permissions_group_id_b120cbf9_fk_auth_group_id FOREIGN KEY (group_id) REFERENCES public.auth_group(id) DEFERRABLE INITIALLY DEFERRED;</text:p>
      <text:p text:style-name="P22"/>
      <text:p text:style-name="P22"/>
      <text:p text:style-name="P22">--</text:p>
      <text:p text:style-name="P22">-- Name: auth_permission auth_permission_content_type_id_2f476e4b_fk_django_co; Type: FK CONSTRAINT; Schema: public; Owner: student</text:p>
      <text:p text:style-name="P22">--</text:p>
      <text:p text:style-name="P22"/>
      <text:p text:style-name="P22">ALTER TABLE ONLY public.auth_permission</text:p>
      <text:p text:style-name="P22"><text:s text:c="4"/>ADD CONSTRAINT auth_permission_content_type_id_2f476e4b_fk_django_co FOREIGN KEY (content_type_id) REFERENCES public.django_content_type(id) DEFERRABLE INITIALLY DEFERRED;</text:p>
      <text:p text:style-name="P22"><text:soft-page-break/></text:p>
      <text:p text:style-name="P22"/>
      <text:p text:style-name="P22">--</text:p>
      <text:p text:style-name="P22">-- Name: auth_user_groups auth_user_groups_group_id_97559544_fk_auth_group_id; Type: FK CONSTRAINT; Schema: public; Owner: student</text:p>
      <text:p text:style-name="P22">--</text:p>
      <text:p text:style-name="P22"/>
      <text:p text:style-name="P22">ALTER TABLE ONLY public.auth_user_groups</text:p>
      <text:p text:style-name="P22"><text:s text:c="4"/>ADD CONSTRAINT auth_user_groups_group_id_97559544_fk_auth_group_id FOREIGN KEY (group_id) REFERENCES public.auth_group(id) DEFERRABLE INITIALLY DEFERRED;</text:p>
      <text:p text:style-name="P22"/>
      <text:p text:style-name="P22"/>
      <text:p text:style-name="P22">--</text:p>
      <text:p text:style-name="P22">-- Name: auth_user_groups auth_user_groups_user_id_6a12ed8b_fk_auth_user_id; Type: FK CONSTRAINT; Schema: public; Owner: student</text:p>
      <text:p text:style-name="P22">--</text:p>
      <text:p text:style-name="P22"/>
      <text:p text:style-name="P22">ALTER TABLE ONLY public.auth_user_groups</text:p>
      <text:p text:style-name="P22"><text:s text:c="4"/>ADD CONSTRAINT auth_user_groups_user_id_6a12ed8b_fk_auth_user_id FOREIGN KEY (user_id) REFERENCES public.auth_user(id) DEFERRABLE INITIALLY DEFERRED;</text:p>
      <text:p text:style-name="P22"/>
      <text:p text:style-name="P22"/>
      <text:p text:style-name="P22">--</text:p>
      <text:p text:style-name="P22">-- Name: auth_user_user_permissions auth_user_user_permi_permission_id_1fbb5f2c_fk_auth_perm; Type: FK CONSTRAINT; Schema: public; Owner: student</text:p>
      <text:p text:style-name="P22">--</text:p>
      <text:p text:style-name="P22"/>
      <text:p text:style-name="P22">ALTER TABLE ONLY public.auth_user_user_permissions</text:p>
      <text:p text:style-name="P22"><text:s text:c="4"/>ADD CONSTRAINT auth_user_user_permi_permission_id_1fbb5f2c_fk_auth_perm FOREIGN KEY (permission_id) REFERENCES public.auth_permission(id) DEFERRABLE INITIALLY DEFERRED;</text:p>
      <text:p text:style-name="P22"/>
      <text:p text:style-name="P22"/>
      <text:p text:style-name="P22">--</text:p>
      <text:p text:style-name="P22">-- Name: auth_user_user_permissions auth_user_user_permissions_user_id_a95ead1b_fk_auth_user_id; Type: FK CONSTRAINT; Schema: public; Owner: student</text:p>
      <text:p text:style-name="P22"><text:soft-page-break/>--</text:p>
      <text:p text:style-name="P22"/>
      <text:p text:style-name="P22">ALTER TABLE ONLY public.auth_user_user_permissions</text:p>
      <text:p text:style-name="P22"><text:s text:c="4"/>ADD CONSTRAINT auth_user_user_permissions_user_id_a95ead1b_fk_auth_user_id FOREIGN KEY (user_id) REFERENCES public.auth_user(id) DEFERRABLE INITIALLY DEFERRED;</text:p>
      <text:p text:style-name="P22"/>
      <text:p text:style-name="P22"/>
      <text:p text:style-name="P22">--</text:p>
      <text:p text:style-name="P22">-- Name: django_admin_log django_admin_log_content_type_id_c4bce8eb_fk_django_co; Type: FK CONSTRAINT; Schema: public; Owner: student</text:p>
      <text:p text:style-name="P22">--</text:p>
      <text:p text:style-name="P22"/>
      <text:p text:style-name="P22">ALTER TABLE ONLY public.django_admin_log</text:p>
      <text:p text:style-name="P22"><text:s text:c="4"/>ADD CONSTRAINT django_admin_log_content_type_id_c4bce8eb_fk_django_co FOREIGN KEY (content_type_id) REFERENCES public.django_content_type(id) DEFERRABLE INITIALLY DEFERRED;</text:p>
      <text:p text:style-name="P22"/>
      <text:p text:style-name="P22"/>
      <text:p text:style-name="P22">--</text:p>
      <text:p text:style-name="P22">-- Name: django_admin_log django_admin_log_user_id_c564eba6_fk_auth_user_id; Type: FK CONSTRAINT; Schema: public; Owner: student</text:p>
      <text:p text:style-name="P22">--</text:p>
      <text:p text:style-name="P22"/>
      <text:p text:style-name="P22">ALTER TABLE ONLY public.django_admin_log</text:p>
      <text:p text:style-name="P22"><text:s text:c="4"/>ADD CONSTRAINT django_admin_log_user_id_c564eba6_fk_auth_user_id FOREIGN KEY (user_id) REFERENCES public.auth_user(id) DEFERRABLE INITIALLY DEFERRED;</text:p>
      <text:p text:style-name="P22"/>
      <text:p text:style-name="P22"/>
      <text:p text:style-name="P22">--</text:p>
      <text:p text:style-name="P22">-- PostgreSQL database dump complete</text:p>
      <text:p text:style-name="P22">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3:03:02.217951942</meta:creation-date>
    <dc:date>2020-11-19T13:31:20.743894772</dc:date>
    <meta:editing-duration>PT4M2S</meta:editing-duration>
    <meta:editing-cycles>1</meta:editing-cycles>
    <meta:document-statistic meta:table-count="0" meta:image-count="0" meta:object-count="0" meta:page-count="38" meta:paragraph-count="796" meta:word-count="3592" meta:character-count="32776" meta:non-whitespace-character-count="29356"/>
    <meta:generator>LibreOffice/6.0.7.3$Linux_X86_64 LibreOffice_project/00m0$Build-3</meta:generator>
  </office:meta>
</office:document-meta>
</file>